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ohit Devanagari" svg:font-family="'Lohit Devanagari'" style:font-family-generic="system"/>
    <style:font-face style:name="DejaVu Sans Mono" svg:font-family="'DejaVu Sans Mono'" style:font-family-generic="modern" style:font-pitch="fixed"/>
    <style:font-face style:name="Lohit Devanagari1"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justify" style:justify-single-word="false"/>
      <style:text-properties officeooo:paragraph-rsid="006a8421"/>
    </style:style>
    <style:style style:name="P4" style:family="paragraph" style:parent-style-name="Standard">
      <style:paragraph-properties fo:line-height="100%" fo:text-align="justify" style:justify-single-word="false"/>
      <style:text-properties officeooo:paragraph-rsid="00706445"/>
    </style:style>
    <style:style style:name="P5" style:family="paragraph" style:parent-style-name="Standard">
      <style:paragraph-properties fo:line-height="100%" fo:text-align="justify" style:justify-single-word="false"/>
      <style:text-properties officeooo:paragraph-rsid="0087b5f2"/>
    </style:style>
    <style:style style:name="P6" style:family="paragraph" style:parent-style-name="Standard">
      <style:paragraph-properties fo:line-height="100%" fo:text-align="justify" style:justify-single-word="false"/>
      <style:text-properties officeooo:paragraph-rsid="00a3b526"/>
    </style:style>
    <style:style style:name="P7" style:family="paragraph" style:parent-style-name="Standard">
      <style:paragraph-properties fo:line-height="100%" fo:text-align="justify" style:justify-single-word="false"/>
      <style:text-properties officeooo:paragraph-rsid="00a7e20f"/>
    </style:style>
    <style:style style:name="P8" style:family="paragraph" style:parent-style-name="Standard">
      <style:paragraph-properties fo:line-height="100%" fo:text-align="justify" style:justify-single-word="false"/>
      <style:text-properties fo:font-weight="bold" officeooo:rsid="00706445" officeooo:paragraph-rsid="00706445" style:font-weight-asian="bold" style:font-weight-complex="bold"/>
    </style:style>
    <style:style style:name="P9" style:family="paragraph" style:parent-style-name="Standard">
      <style:paragraph-properties fo:line-height="100%" fo:text-align="justify" style:justify-single-word="false"/>
      <style:text-properties officeooo:rsid="00706445" officeooo:paragraph-rsid="00706445"/>
    </style:style>
    <style:style style:name="P10" style:family="paragraph" style:parent-style-name="Standard">
      <style:paragraph-properties fo:line-height="100%" fo:text-align="justify" style:justify-single-word="false"/>
      <style:text-properties officeooo:rsid="00706445" officeooo:paragraph-rsid="00a5664f"/>
    </style:style>
    <style:style style:name="P11" style:family="paragraph" style:parent-style-name="Standard">
      <style:paragraph-properties fo:line-height="100%" fo:text-align="justify" style:justify-single-word="false"/>
      <style:text-properties fo:font-weight="normal" officeooo:rsid="008e63a5" officeooo:paragraph-rsid="00706445" style:font-weight-asian="normal" style:font-weight-complex="normal"/>
    </style:style>
    <style:style style:name="P12" style:family="paragraph" style:parent-style-name="Standard">
      <style:paragraph-properties fo:line-height="100%" fo:text-align="justify" style:justify-single-word="false"/>
      <style:text-properties fo:font-weight="normal" officeooo:rsid="008fe1f0" officeooo:paragraph-rsid="008fe1f0" style:font-weight-asian="normal" style:font-weight-complex="normal"/>
    </style:style>
    <style:style style:name="P13" style:family="paragraph" style:parent-style-name="Standard">
      <style:paragraph-properties fo:line-height="100%" fo:text-align="justify" style:justify-single-word="false"/>
      <style:text-properties fo:font-weight="normal" officeooo:rsid="00901cef" officeooo:paragraph-rsid="00a9c9f5" style:font-weight-asian="normal" style:font-weight-complex="normal"/>
    </style:style>
    <style:style style:name="P14" style:family="paragraph" style:parent-style-name="Standard">
      <style:paragraph-properties fo:line-height="100%" fo:text-align="justify" style:justify-single-word="false"/>
      <style:text-properties fo:font-weight="normal" officeooo:rsid="00901cef" officeooo:paragraph-rsid="00abf0d3" style:font-weight-asian="normal" style:font-weight-complex="normal"/>
    </style:style>
    <style:style style:name="P15" style:family="paragraph" style:parent-style-name="Standard">
      <style:paragraph-properties fo:line-height="100%" fo:text-align="justify" style:justify-single-word="false"/>
      <style:text-properties fo:font-weight="normal" officeooo:paragraph-rsid="009f5c6f" style:font-weight-asian="normal" style:font-weight-complex="normal"/>
    </style:style>
    <style:style style:name="P16" style:family="paragraph" style:parent-style-name="Standard">
      <style:paragraph-properties fo:line-height="100%" fo:text-align="justify" style:justify-single-word="false"/>
      <style:text-properties fo:font-weight="normal" officeooo:paragraph-rsid="00b108dd" style:font-weight-asian="normal" style:font-weight-complex="normal"/>
    </style:style>
    <style:style style:name="P17" style:family="paragraph" style:parent-style-name="Standard">
      <style:paragraph-properties fo:line-height="100%" fo:text-align="justify" style:justify-single-word="false"/>
      <style:text-properties officeooo:rsid="008ca18c" officeooo:paragraph-rsid="00a6a8ba"/>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4">
      <style:paragraph-properties>
        <style:tab-stops>
          <style:tab-stop style:position="6.3354in" style:type="right" style:leader-style="dotted" style:leader-text="."/>
        </style:tab-stops>
      </style:paragraph-properties>
    </style:style>
    <style:style style:name="P22" style:family="paragraph" style:parent-style-name="Standard">
      <style:paragraph-properties fo:line-height="100%" fo:text-align="justify" style:justify-single-word="false"/>
      <style:text-properties fo:font-weight="normal" officeooo:rsid="00932fec" officeooo:paragraph-rsid="00a5664f" style:font-weight-asian="normal" style:font-weight-complex="normal"/>
    </style:style>
    <style:style style:name="P23" style:family="paragraph" style:parent-style-name="Standard">
      <style:paragraph-properties fo:line-height="100%" fo:text-align="justify" style:justify-single-word="false"/>
      <style:text-properties fo:font-weight="normal" officeooo:rsid="0091c21d" officeooo:paragraph-rsid="009f5c6f" style:font-weight-asian="normal" style:font-weight-complex="normal"/>
    </style:style>
    <style:style style:name="P24" style:family="paragraph" style:parent-style-name="Standard">
      <style:paragraph-properties fo:line-height="100%" fo:text-align="justify" style:justify-single-word="false"/>
      <style:text-properties fo:font-weight="normal" officeooo:rsid="009304e0" officeooo:paragraph-rsid="009f5c6f" style:font-weight-asian="normal" style:font-weight-complex="normal"/>
    </style:style>
    <style:style style:name="P25" style:family="paragraph" style:parent-style-name="Standard">
      <style:paragraph-properties fo:line-height="100%" fo:text-align="justify" style:justify-single-word="false"/>
      <style:text-properties fo:font-weight="normal" officeooo:rsid="00a9c9f5" officeooo:paragraph-rsid="00a9c9f5" style:font-weight-asian="normal" style:font-weight-complex="normal"/>
    </style:style>
    <style:style style:name="P26" style:family="paragraph" style:parent-style-name="Standard">
      <style:paragraph-properties fo:line-height="100%" fo:text-align="justify" style:justify-single-word="false"/>
      <style:text-properties fo:font-weight="normal" officeooo:rsid="00a9c9f5" officeooo:paragraph-rsid="00abf0d3" style:font-weight-asian="normal" style:font-weight-complex="normal"/>
    </style:style>
    <style:style style:name="P27" style:family="paragraph" style:parent-style-name="Standard">
      <style:paragraph-properties fo:line-height="100%" fo:text-align="justify" style:justify-single-word="false"/>
      <style:text-properties fo:font-weight="normal" officeooo:rsid="00a6a8ba" officeooo:paragraph-rsid="00abf0d3" style:font-weight-asian="normal" style:font-weight-complex="normal"/>
    </style:style>
    <style:style style:name="P28" style:family="paragraph" style:parent-style-name="Standard">
      <style:paragraph-properties fo:line-height="100%" fo:text-align="justify" style:justify-single-word="false"/>
      <style:text-properties officeooo:rsid="0087b5f2" officeooo:paragraph-rsid="00a3b526"/>
    </style:style>
    <style:style style:name="P29" style:family="paragraph" style:parent-style-name="Standard">
      <style:text-properties officeooo:rsid="00b35859" officeooo:paragraph-rsid="00b35859"/>
    </style:style>
    <style:style style:name="P30" style:family="paragraph" style:parent-style-name="Standard">
      <style:paragraph-properties fo:line-height="100%" fo:text-align="justify" style:justify-single-word="false"/>
      <style:text-properties officeooo:paragraph-rsid="00b54f55"/>
    </style:style>
    <style:style style:name="P31" style:family="paragraph" style:parent-style-name="Text_20_body" style:list-style-name="">
      <style:paragraph-properties fo:line-height="100%" fo:text-align="justify" style:justify-single-word="false"/>
    </style:style>
    <style:style style:name="P32" style:family="paragraph" style:parent-style-name="Text_20_body" style:list-style-name="">
      <style:paragraph-properties fo:line-height="100%" fo:text-align="justify" style:justify-single-word="false"/>
      <style:text-properties officeooo:paragraph-rsid="006869d5"/>
    </style:style>
    <style:style style:name="P33" style:family="paragraph" style:parent-style-name="Text_20_body" style:list-style-name="">
      <style:paragraph-properties fo:line-height="100%" fo:text-align="justify" style:justify-single-word="false"/>
      <style:text-properties officeooo:paragraph-rsid="006fc196"/>
    </style:style>
    <style:style style:name="P34" style:family="paragraph" style:parent-style-name="Text_20_body" style:list-style-name="">
      <style:paragraph-properties fo:line-height="100%" fo:text-align="justify" style:justify-single-word="false"/>
      <style:text-properties fo:font-style="italic" style:font-style-asian="italic" style:font-style-complex="italic"/>
    </style:style>
    <style:style style:name="P35" style:family="paragraph" style:parent-style-name="Text_20_body" style:list-style-name="">
      <style:paragraph-properties fo:line-height="100%" fo:text-align="justify" style:justify-single-word="false"/>
      <style:text-properties officeooo:rsid="00882fe3" officeooo:paragraph-rsid="00882fe3"/>
    </style:style>
    <style:style style:name="P36" style:family="paragraph" style:parent-style-name="Heading_20_1" style:list-style-name="">
      <style:paragraph-properties fo:line-height="100%" fo:text-align="justify" style:justify-single-word="false"/>
    </style:style>
    <style:style style:name="P37" style:family="paragraph" style:parent-style-name="Heading_20_1">
      <style:text-properties officeooo:rsid="006869d5"/>
    </style:style>
    <style:style style:name="P38" style:family="paragraph" style:parent-style-name="Heading_20_1" style:list-style-name="">
      <style:paragraph-properties fo:line-height="100%" fo:text-align="justify" style:justify-single-word="false"/>
      <style:text-properties style:text-underline-style="solid" style:text-underline-type="double" style:text-underline-width="auto" style:text-underline-color="font-color" officeooo:rsid="0068e1cf" officeooo:paragraph-rsid="006fc196"/>
    </style:style>
    <style:style style:name="P39" style:family="paragraph" style:parent-style-name="Heading_20_1" style:list-style-name="">
      <style:paragraph-properties fo:line-height="100%" fo:text-align="justify" style:justify-single-word="false"/>
      <style:text-properties officeooo:rsid="006fc196" officeooo:paragraph-rsid="006fc196"/>
    </style:style>
    <style:style style:name="P40" style:family="paragraph" style:parent-style-name="Heading_20_1">
      <style:paragraph-properties fo:break-before="page"/>
    </style:style>
    <style:style style:name="P41" style:family="paragraph" style:parent-style-name="Heading_20_1">
      <style:paragraph-properties fo:break-before="page"/>
    </style:style>
    <style:style style:name="P42" style:family="paragraph" style:parent-style-name="Heading_20_1" style:list-style-name="">
      <style:paragraph-properties fo:line-height="100%" fo:text-align="justify" style:justify-single-word="false" fo:break-before="page"/>
      <style:text-properties officeooo:paragraph-rsid="006fc196"/>
    </style:style>
    <style:style style:name="P43" style:family="paragraph" style:parent-style-name="Heading_20_1" style:list-style-name="">
      <style:paragraph-properties fo:margin-left="0in" fo:margin-right="0in" fo:text-indent="0in" style:auto-text-indent="false"/>
      <style:text-properties officeooo:rsid="006fc196"/>
    </style:style>
    <style:style style:name="P44" style:family="paragraph" style:parent-style-name="Heading_20_1" style:list-style-name="">
      <style:paragraph-properties fo:margin-left="0in" fo:margin-right="0in" fo:text-indent="0in" style:auto-text-indent="false" fo:break-before="page"/>
    </style:style>
    <style:style style:name="P45" style:family="paragraph" style:parent-style-name="Heading_20_2" style:list-style-name="Numbering_20_1"/>
    <style:style style:name="P46" style:family="paragraph" style:parent-style-name="Heading_20_3" style:list-style-name=""/>
    <style:style style:name="P47" style:family="paragraph" style:parent-style-name="Heading_20_3">
      <style:text-properties officeooo:paragraph-rsid="006869d5"/>
    </style:style>
    <style:style style:name="P48" style:family="paragraph" style:parent-style-name="Heading_20_3">
      <style:text-properties officeooo:paragraph-rsid="006fc196"/>
    </style:style>
    <style:style style:name="P49" style:family="paragraph" style:parent-style-name="Heading_20_3" style:list-style-name="Numbering_20_1">
      <style:paragraph-properties fo:margin-left="0in" fo:margin-right="0in" fo:text-indent="0in" style:auto-text-indent="false">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87b5f2"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6869d5"/>
    </style:style>
    <style:style style:name="T5" style:family="text">
      <style:text-properties officeooo:rsid="0068e1cf"/>
    </style:style>
    <style:style style:name="T6" style:family="text">
      <style:text-properties officeooo:rsid="006a8421"/>
    </style:style>
    <style:style style:name="T7" style:family="text">
      <style:text-properties officeooo:rsid="006d28c0"/>
    </style:style>
    <style:style style:name="T8" style:family="text">
      <style:text-properties officeooo:rsid="006ee485"/>
    </style:style>
    <style:style style:name="T9" style:family="text">
      <style:text-properties officeooo:rsid="006fc196"/>
    </style:style>
    <style:style style:name="T10" style:family="text">
      <style:text-properties officeooo:rsid="00706445"/>
    </style:style>
    <style:style style:name="T11" style:family="text">
      <style:text-properties fo:font-weight="bold" officeooo:rsid="00706445" style:font-weight-asian="bold" style:font-weight-complex="bold"/>
    </style:style>
    <style:style style:name="T12" style:family="text">
      <style:text-properties fo:font-weight="bold" officeooo:rsid="0087b5f2" style:font-weight-asian="bold" style:font-weight-complex="bold"/>
    </style:style>
    <style:style style:name="T13" style:family="text">
      <style:text-properties fo:font-weight="bold" officeooo:rsid="00901cef" style:font-weight-asian="bold" style:font-weight-complex="bold"/>
    </style:style>
    <style:style style:name="T14" style:family="text">
      <style:text-properties fo:font-weight="bold" officeooo:rsid="009f5c6f" style:font-weight-asian="bold" style:font-weight-complex="bold"/>
    </style:style>
    <style:style style:name="T15" style:family="text">
      <style:text-properties fo:font-weight="bold" officeooo:rsid="008e63a5" style:font-weight-asian="bold" style:font-weight-complex="bold"/>
    </style:style>
    <style:style style:name="T16" style:family="text">
      <style:text-properties fo:font-weight="bold" officeooo:rsid="00a3b526" style:font-weight-asian="bold" style:font-weight-complex="bold"/>
    </style:style>
    <style:style style:name="T17" style:family="text">
      <style:text-properties fo:font-weight="bold" officeooo:rsid="00a5664f" style:font-weight-asian="bold" style:font-weight-complex="bold"/>
    </style:style>
    <style:style style:name="T18" style:family="text">
      <style:text-properties officeooo:rsid="00744432"/>
    </style:style>
    <style:style style:name="T19" style:family="text">
      <style:text-properties officeooo:rsid="00755e3e"/>
    </style:style>
    <style:style style:name="T20" style:family="text">
      <style:text-properties officeooo:rsid="0075b1bb"/>
    </style:style>
    <style:style style:name="T21" style:family="text">
      <style:text-properties officeooo:rsid="0076a429"/>
    </style:style>
    <style:style style:name="T22" style:family="text">
      <style:text-properties officeooo:rsid="0078098a"/>
    </style:style>
    <style:style style:name="T23" style:family="text">
      <style:text-properties officeooo:rsid="0079751a"/>
    </style:style>
    <style:style style:name="T24" style:family="text">
      <style:text-properties officeooo:rsid="007b9c6c"/>
    </style:style>
    <style:style style:name="T25" style:family="text">
      <style:text-properties officeooo:rsid="008628bc"/>
    </style:style>
    <style:style style:name="T26" style:family="text">
      <style:text-properties officeooo:rsid="0087b5f2"/>
    </style:style>
    <style:style style:name="T27" style:family="text">
      <style:text-properties officeooo:rsid="0088ff15"/>
    </style:style>
    <style:style style:name="T28" style:family="text">
      <style:text-properties officeooo:rsid="008fe1f0"/>
    </style:style>
    <style:style style:name="T29" style:family="text">
      <style:text-properties officeooo:rsid="00901cef"/>
    </style:style>
    <style:style style:name="T30" style:family="text">
      <style:text-properties officeooo:rsid="00904cef"/>
    </style:style>
    <style:style style:name="T31" style:family="text">
      <style:text-properties officeooo:rsid="0091c21d"/>
    </style:style>
    <style:style style:name="T32" style:family="text">
      <style:text-properties officeooo:rsid="009304e0"/>
    </style:style>
    <style:style style:name="T33" style:family="text">
      <style:text-properties officeooo:rsid="009366c9"/>
    </style:style>
    <style:style style:name="T34" style:family="text">
      <style:text-properties officeooo:rsid="0094e647"/>
    </style:style>
    <style:style style:name="T35" style:family="text">
      <style:text-properties officeooo:rsid="00960176"/>
    </style:style>
    <style:style style:name="T36" style:family="text">
      <style:text-properties officeooo:rsid="0097cb5c"/>
    </style:style>
    <style:style style:name="T37" style:family="text">
      <style:text-properties officeooo:rsid="009a9825"/>
    </style:style>
    <style:style style:name="T38" style:family="text">
      <style:text-properties officeooo:rsid="009c62d5"/>
    </style:style>
    <style:style style:name="T39" style:family="text">
      <style:text-properties officeooo:rsid="009e32f2"/>
    </style:style>
    <style:style style:name="T40" style:family="text">
      <style:text-properties officeooo:rsid="009f5c6f"/>
    </style:style>
    <style:style style:name="T41" style:family="text">
      <style:text-properties fo:font-weight="normal" style:font-weight-asian="normal" style:font-weight-complex="normal"/>
    </style:style>
    <style:style style:name="T42" style:family="text">
      <style:text-properties fo:font-weight="normal" officeooo:rsid="009f5c6f" style:font-weight-asian="normal" style:font-weight-complex="normal"/>
    </style:style>
    <style:style style:name="T43" style:family="text">
      <style:text-properties fo:font-weight="normal" officeooo:rsid="00a3b526" style:font-weight-asian="normal" style:font-weight-complex="normal"/>
    </style:style>
    <style:style style:name="T44" style:family="text">
      <style:text-properties fo:font-weight="normal" officeooo:rsid="00932fec" style:font-weight-asian="normal" style:font-weight-complex="normal"/>
    </style:style>
    <style:style style:name="T45" style:family="text">
      <style:text-properties fo:font-weight="normal" officeooo:rsid="00a082ae" style:font-weight-asian="normal" style:font-weight-complex="normal"/>
    </style:style>
    <style:style style:name="T46" style:family="text">
      <style:text-properties fo:font-weight="normal" officeooo:rsid="008e63a5" style:font-weight-asian="normal" style:font-weight-complex="normal"/>
    </style:style>
    <style:style style:name="T47" style:family="text">
      <style:text-properties fo:font-weight="normal" officeooo:rsid="008fe1f0" style:font-weight-asian="normal" style:font-weight-complex="normal"/>
    </style:style>
    <style:style style:name="T48" style:family="text">
      <style:text-properties fo:font-weight="normal" officeooo:rsid="00a3833d" style:font-weight-asian="normal" style:font-weight-complex="normal"/>
    </style:style>
    <style:style style:name="T49" style:family="text">
      <style:text-properties fo:font-weight="normal" officeooo:rsid="00a25b95" style:font-weight-asian="normal" style:font-weight-complex="normal"/>
    </style:style>
    <style:style style:name="T50" style:family="text">
      <style:text-properties fo:font-weight="normal" officeooo:rsid="00a5664f" style:font-weight-asian="normal" style:font-weight-complex="normal"/>
    </style:style>
    <style:style style:name="T51" style:family="text">
      <style:text-properties fo:font-weight="normal" officeooo:rsid="00aa44d6" style:font-weight-asian="normal" style:font-weight-complex="normal"/>
    </style:style>
    <style:style style:name="T52" style:family="text">
      <style:text-properties fo:font-weight="normal" officeooo:rsid="00ab578d" style:font-weight-asian="normal" style:font-weight-complex="normal"/>
    </style:style>
    <style:style style:name="T53" style:family="text">
      <style:text-properties fo:font-weight="normal" officeooo:rsid="00b24e2b" style:font-weight-asian="normal" style:font-weight-complex="normal"/>
    </style:style>
    <style:style style:name="T54" style:family="text">
      <style:text-properties officeooo:rsid="00a3b526"/>
    </style:style>
    <style:style style:name="T55" style:family="text">
      <style:text-properties officeooo:rsid="00a5664f"/>
    </style:style>
    <style:style style:name="T56" style:family="text">
      <style:text-properties officeooo:rsid="00a6769c"/>
    </style:style>
    <style:style style:name="T57" style:family="text">
      <style:text-properties officeooo:rsid="00a6a8ba"/>
    </style:style>
    <style:style style:name="T58" style:family="text">
      <style:text-properties officeooo:rsid="00a7e20f"/>
    </style:style>
    <style:style style:name="T59" style:family="text">
      <style:text-properties officeooo:rsid="00a9c9f5"/>
    </style:style>
    <style:style style:name="T60" style:family="text">
      <style:text-properties officeooo:rsid="00abb5d3"/>
    </style:style>
    <style:style style:name="T61" style:family="text">
      <style:text-properties officeooo:rsid="00abf0d3"/>
    </style:style>
    <style:style style:name="T62" style:family="text">
      <style:text-properties officeooo:rsid="00ad8e4b"/>
    </style:style>
    <style:style style:name="T63" style:family="text">
      <style:text-properties officeooo:rsid="00aec358"/>
    </style:style>
    <style:style style:name="T64" style:family="text">
      <style:text-properties officeooo:rsid="00b108dd"/>
    </style:style>
    <style:style style:name="T65" style:family="text">
      <style:text-properties officeooo:rsid="00b24e2b"/>
    </style:style>
    <style:style style:name="T66" style:family="text">
      <style:text-properties officeooo:rsid="00b35859"/>
    </style:style>
    <style:style style:name="T67" style:family="text">
      <style:text-properties officeooo:rsid="00b486f2"/>
    </style:style>
    <style:style style:name="T68" style:family="text">
      <style:text-properties officeooo:rsid="00b54f55"/>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3001_622235783" text:style-name="Index_20_Link" text:visited-style-name="Index_20_Link"><text:s/>1 Acknowledgments<text:tab/>2</text:a></text:p>
          <text:p text:style-name="P18"><text:a xlink:type="simple" xlink:href="#__RefHeading__162_1453258646" text:style-name="Index_20_Link" text:visited-style-name="Index_20_Link"><text:s/>2 Abstract<text:tab/>3</text:a></text:p>
          <text:p text:style-name="P18"><text:a xlink:type="simple" xlink:href="#__RefHeading__164_1453258646" text:style-name="Index_20_Link" text:visited-style-name="Index_20_Link"><text:s/>3 Introduction<text:tab/>4</text:a></text:p>
          <text:p text:style-name="P20"><text:a xlink:type="simple" xlink:href="#__RefHeading__3109_622235783" text:style-name="Index_20_Link" text:visited-style-name="Index_20_Link"><text:s/>3.1 Challenged Networks<text:tab/>4</text:a></text:p>
          <text:p text:style-name="P20"><text:a xlink:type="simple" xlink:href="#__RefHeading__196_466047553" text:style-name="Index_20_Link" text:visited-style-name="Index_20_Link"><text:s/>3.2 Information-Centric Networking<text:tab/>5</text:a></text:p>
          <text:p text:style-name="P19"><text:a xlink:type="simple" xlink:href="#__RefHeading__806_1557319938" text:style-name="Index_20_Link" text:visited-style-name="Index_20_Link"><text:s/>3.2.1 Named Data Networking<text:tab/>6</text:a></text:p>
          <text:p text:style-name="P18"><text:a xlink:type="simple" xlink:href="#__RefHeading__166_1453258646" text:style-name="Index_20_Link" text:visited-style-name="Index_20_Link"><text:s/>4 Problem Definition<text:tab/>7</text:a></text:p>
          <text:p text:style-name="P18"><text:a xlink:type="simple" xlink:href="#__RefHeading__168_1453258646" text:style-name="Index_20_Link" text:visited-style-name="Index_20_Link"><text:s/>5 NDN Performance in a Challenged Network<text:tab/>8</text:a></text:p>
          <text:p text:style-name="P20"><text:a xlink:type="simple" xlink:href="#__RefHeading__2129_622235783" text:style-name="Index_20_Link" text:visited-style-name="Index_20_Link">5.1. Experiment 1: Testing re-transmission between 2 nodes over 1 link<text:tab/>9</text:a></text:p>
          <text:p text:style-name="P19"><text:a xlink:type="simple" xlink:href="#__RefHeading__2131_622235783" text:style-name="Index_20_Link" text:visited-style-name="Index_20_Link">5.1.1. Experiment (1a): No link disruptions<text:tab/>9</text:a></text:p>
          <text:p text:style-name="P19"><text:a xlink:type="simple" xlink:href="#__RefHeading__2135_622235783" text:style-name="Index_20_Link" text:visited-style-name="Index_20_Link">5.1.2. Experiment (1b): Link interruption before request is sent<text:tab/>11</text:a></text:p>
          <text:p text:style-name="P19"><text:a xlink:type="simple" xlink:href="#__RefHeading__2137_622235783" text:style-name="Index_20_Link" text:visited-style-name="Index_20_Link">5.1.3. Experiment (1c): Link interruption after request is sent<text:tab/>11</text:a></text:p>
          <text:p text:style-name="P19"><text:a xlink:type="simple" xlink:href="#__RefHeading__2139_622235783" text:style-name="Index_20_Link" text:visited-style-name="Index_20_Link">5.1.4. Experiment (1d): Link interruption during data transmission<text:tab/>12</text:a></text:p>
          <text:p text:style-name="P20"><text:a xlink:type="simple" xlink:href="#__RefHeading__2141_622235783" text:style-name="Index_20_Link" text:visited-style-name="Index_20_Link">5.2. Experiment (2): Re-transmission between 3 nodes over 2 links<text:tab/>14</text:a></text:p>
          <text:p text:style-name="P19"><text:a xlink:type="simple" xlink:href="#__RefHeading__2143_622235783" text:style-name="Index_20_Link" text:visited-style-name="Index_20_Link">5.2.1. Experiment (2a): No link disruptions<text:tab/>14</text:a></text:p>
          <text:p text:style-name="P19"><text:a xlink:type="simple" xlink:href="#__RefHeading__2145_622235783" text:style-name="Index_20_Link" text:visited-style-name="Index_20_Link">5.2.2. Experiment (2b): Link disruption before request is sent<text:tab/>15</text:a></text:p>
          <text:p text:style-name="P19"><text:a xlink:type="simple" xlink:href="#__RefHeading__2147_622235783" text:style-name="Index_20_Link" text:visited-style-name="Index_20_Link">5.2.3. Experiment (2c): Link disruption after request is sent<text:tab/>16</text:a></text:p>
          <text:p text:style-name="P20"><text:a xlink:type="simple" xlink:href="#__RefHeading__2149_622235783" text:style-name="Index_20_Link" text:visited-style-name="Index_20_Link">6.1. Experiment 3: Enhanced re-transmission between 2 nodes over 1 link<text:tab/>19</text:a></text:p>
          <text:p text:style-name="P19"><text:a xlink:type="simple" xlink:href="#__RefHeading__2151_622235783" text:style-name="Index_20_Link" text:visited-style-name="Index_20_Link">6.1.1. Experiment 3a: Default CCNx behavior<text:tab/>20</text:a></text:p>
          <text:p text:style-name="P19"><text:a xlink:type="simple" xlink:href="#__RefHeading__2153_622235783" text:style-name="Index_20_Link" text:visited-style-name="Index_20_Link">6.1.2. Experiment 3b: CCNx with DTNx on all nodes<text:tab/>20</text:a></text:p>
          <text:p text:style-name="P20"><text:a xlink:type="simple" xlink:href="#__RefHeading__2155_622235783" text:style-name="Index_20_Link" text:visited-style-name="Index_20_Link">6.2. Experiment 4: Enhanced re-transmission between 3 nodes over 2 links<text:tab/>20</text:a></text:p>
          <text:p text:style-name="P19"><text:a xlink:type="simple" xlink:href="#__RefHeading__2157_622235783" text:style-name="Index_20_Link" text:visited-style-name="Index_20_Link">6.2.1. Experiment 4a: Default CCNx behavior<text:tab/>21</text:a></text:p>
          <text:p text:style-name="P19"><text:a xlink:type="simple" xlink:href="#__RefHeading__2159_622235783" text:style-name="Index_20_Link" text:visited-style-name="Index_20_Link">6.2.2. Experiment 4b: CCNx with DTNx on all nodes<text:tab/>21</text:a></text:p>
          <text:p text:style-name="P20"><text:a xlink:type="simple" xlink:href="#__RefHeading__2161_622235783" text:style-name="Index_20_Link" text:visited-style-name="Index_20_Link">6.3. Discussion<text:tab/>21</text:a></text:p>
          <text:p text:style-name="P20"><text:a xlink:type="simple" xlink:href="#__RefHeading__2163_622235783" text:style-name="Index_20_Link" text:visited-style-name="Index_20_Link">6.4. Conclusion<text:tab/>21</text:a></text:p>
          <text:p text:style-name="P20"><text:a xlink:type="simple" xlink:href="#__RefHeading__2165_622235783" text:style-name="Index_20_Link" text:visited-style-name="Index_20_Link">7.1. Framework Design<text:tab/>22</text:a></text:p>
          <text:p text:style-name="P20"><text:a xlink:type="simple" xlink:href="#__RefHeading__2167_622235783" text:style-name="Index_20_Link" text:visited-style-name="Index_20_Link">7.2. Bootstrapping: Discovery and Initialization<text:tab/>22</text:a></text:p>
          <text:p text:style-name="P20"><text:a xlink:type="simple" xlink:href="#__RefHeading__2169_622235783" text:style-name="Index_20_Link" text:visited-style-name="Index_20_Link">7.3. Addressing and Routing<text:tab/>23</text:a></text:p>
          <text:p text:style-name="P20"><text:a xlink:type="simple" xlink:href="#__RefHeading__2171_622235783" text:style-name="Index_20_Link" text:visited-style-name="Index_20_Link">Design alternatives<text:tab/>24</text:a></text:p>
          <text:p text:style-name="P19"><text:a xlink:type="simple" xlink:href="#__RefHeading__2173_622235783" text:style-name="Index_20_Link" text:visited-style-name="Index_20_Link">Discovery through a centralized directory<text:tab/>24</text:a></text:p>
          <text:p text:style-name="P21"><text:a xlink:type="simple" xlink:href="#__RefHeading__2175_622235783" text:style-name="Index_20_Link" text:visited-style-name="Index_20_Link">Registration<text:tab/>24</text:a></text:p>
          <text:p text:style-name="P21"><text:a xlink:type="simple" xlink:href="#__RefHeading__2177_622235783" text:style-name="Index_20_Link" text:visited-style-name="Index_20_Link">Player Matching and Initialization <text:tab/>25</text:a></text:p>
          <text:p text:style-name="P21"><text:a xlink:type="simple" xlink:href="#__RefHeading__2179_622235783" text:style-name="Index_20_Link" text:visited-style-name="Index_20_Link">Poll driven communication<text:tab/>25</text:a></text:p>
          <text:p text:style-name="P20"><text:a xlink:type="simple" xlink:href="#__RefHeading__2181_622235783" text:style-name="Index_20_Link" text:visited-style-name="Index_20_Link">7.4. Experimentation<text:tab/>26</text:a></text:p>
          <text:p text:style-name="P19"><text:a xlink:type="simple" xlink:href="#__RefHeading__2183_622235783" text:style-name="Index_20_Link" text:visited-style-name="Index_20_Link">7.4.1. Scenario 1: No network delays or disruptions<text:tab/>26</text:a></text:p>
          <text:p text:style-name="P19"><text:a xlink:type="simple" xlink:href="#__RefHeading__2185_622235783" text:style-name="Index_20_Link" text:visited-style-name="Index_20_Link">7.4.2. Scenario 2: Simulated link disruptions<text:tab/>26</text:a></text:p>
          <text:p text:style-name="P19"><text:a xlink:type="simple" xlink:href="#__RefHeading__2187_622235783" text:style-name="Index_20_Link" text:visited-style-name="Index_20_Link">7.4.3. Discussion<text:tab/>26</text:a></text:p>
        </text:index-body>
      </text:table-of-content>
      <text:p text:style-name="P36"/>
      <text:list xml:id="list2057909558" text:style-name="Numbering_20_1">
        <text:list-item>
          <text:h text:style-name="P40" text:outline-level="1"><text:bookmark-start text:name="__RefHeading__3001_622235783"/>Acknowledgments<text:bookmark-end text:name="__RefHeading__3001_622235783"/></text:h>
        </text:list-item>
        <text:list-item>
          <text:h text:style-name="P40" text:outline-level="1"><text:bookmark-start text:name="__RefHeading__162_1453258646"/>Abstract<text:bookmark-end text:name="__RefHeading__162_1453258646"/></text:h>
        </text:list-item>
        <text:list-item>
          <text:h text:style-name="P40" text:outline-level="1"><text:bookmark-start text:name="__RefHeading__164_1453258646"/>Introduction<text:bookmark-end text:name="__RefHeading__164_1453258646"/></text:h>
        </text:list-item>
      </text:list>
      <text:p text:style-name="P2"><text:tab/>A boom in user-generated content along with the widespread use of social networks has created a significant increase in the amount of data generated on a daily basis. A major contributor to this increase is the ubiquity of mobile devices that allow users to generate and consume data without being restricted to location. Despite the advances in wireless communications that allow larger coverage areas and higher transmission rates, current networks fall short in situations where there is no connectivity due to geographical limitations or when there are disruptions that affect the infrastructure. Such situations present two main challenges with regards to data distribution: 1) Unreliable connectivity 2) Location transparency. There is a continuous effort to improve upon both factors to enhance user experience. This thesis investigates Content-Centric Networking (CCN) as one such paradigm that attempts to overcome these challenges.</text:p>
      <text:p text:style-name="P2">{TCP/IP shortcomings with handling re-transmissions, and high latency/long distances}</text:p>
      <text:p text:style-name="P2"><text:tab/>The conventional method of data distribution involves end-to-end connection between nodes on a network to query, publish, and retrieve information. Existing communication protocols offer unsatisfactory performance in situations where connectivity is unreliable. TCP/IP is known to perform poorly in such environments, especially because end-to-end paths between communicating nodes are often unreliable resulting in continuous interruptions. [ref?] While TCP/IP has evolved to accommodate different types of networks and suit a variety of environments, it still is not suited for some situations when used over high latency, unreliable, or dynamic networks. This is mainly due to the basic requirement to have an end-to-end connection between hosts for data to be exchanged. </text:p>
      <text:p text:style-name="P2">{Location transparency}</text:p>
      <text:p text:style-name="P3"><text:tab/>Another shortcoming with conventional network architectures is in situations where node location is dynamic due to mobility. If the node holding particular data is not accessible on the network at a particular instance, the information is subsequently unavailable due to the basic requirement of having stable end-to-end connectivity. Furthermore, if the node reconnects to the network from a different location, the data cannot be retrieved from the location it was previously known to be found. The dynamic nature of the nodes makes it unfeasible to use conventional indexing methods that map data to specific locations from which it can be retrieved. </text:p>
      <text:list xml:id="list1523199482" text:continue-numbering="true" text:style-name="Numbering_20_1">
        <text:list-item>
          <text:list>
            <text:list-item>
              <text:h text:style-name="P45" text:outline-level="2"><text:bookmark-start text:name="__RefHeading__3109_622235783"/><text:span text:style-name="T6">Ch</text:span>allenged Networks<text:bookmark-end text:name="__RefHeading__3109_622235783"/></text:h>
            </text:list-item>
          </text:list>
        </text:list-item>
      </text:list>
      <text:p text:style-name="P2">To address the issues of both intermittent connectivity and location transparency, experimental network architectures offer different approaches that do not rely on reliable end-to-end connectivity between nodes or precise knowledge of their location. These alternate architectures are particularly relevant to one group of networks, henceforth referred to as Challenged Networks. This family of networks provide a set of unconventional architectures that attempt to address problems that are not offered by other widely deployed network architectures, namely TCP/IP based ones. They operate in conditions where there is a low power requirement, sparse connectivity, frequent mobility, and more importantly, unpredictable link disruptions. This is particularly true for wireless networks where connectivity can be intermittent due to power or coverage limitations, interference resulting in re-high transmission rates, and other mitigating factors. The nature of intermittent connectivity may vary from milliseconds to hours during often with only small windows of opportunity for data to be exchanged. [DTN_Arch_IRB-TR-03, K. Fall]</text:p>
      <text:p text:style-name="P2">The characteristics lead to the basic issue that concerns such networks, which is the the lack of continuous end-to-end communication between nodes. A generally accepted approach applied to address this drawback is a technique commonly referred to as in such network architectures as “store-<text:soft-page-break/>and-forward”. This In-Network caching solution takes advantage of using resources of reachable nodes on the network as intermediaries to store data until it can be routed to the destination. </text:p>
      <text:p text:style-name="P2">{ How well does TCP/IP work in a delay tolerant environment? (Any implementation/variant that tries to do this?) mention this here? }</text:p>
      <text:p text:style-name="P2">While they follow those general guidelines, there are several types of Challenged Networks that address various issues slightly differently than the others and each are a topic of research on their own. A number of the most prominent are introduced briefly below.</text:p>
      <text:p text:style-name="P2">Delay Tolerant Networks: Mainly concerned with being resilient to communication delays, high latency, or round trip times. One application of this network would be in inter-planetary communication. [rfc4838, dtn_arch]</text:p>
      <text:p text:style-name="P2">Disruption Tolerant Networks: These are similar to Delay Tolerant Networks, and commonly grouped with them, but are more related to prevention and recovery from link degradation and disruption. <text:s/>The nodes on the network must be able to both reconnect from link failures as well as recover from potential data loss or inconsistency if transfer is interrupted. This may be applicable to high availability networks and military use. <text:s/></text:p>
      <text:p text:style-name="P2">Opportunistic Networks: Commonly considered a subset of Disruption Tolerant Networks, this type of network makes no assumptions about reliable underlying infrastructure. <text:s/>They are mainly associated with ad-hoc wireless mobile networks where there is a high rate of mobility and unpredictable connectivity or coverage between nodes. Due to the lack of consistent connectivity, most communication is asynchronous and routed on a hop-by-hop basis using opportunity routing techniques. This type of network can be used <text:s/>to disseminate information in cases of natural disasters or censorship.</text:p>
      <text:list xml:id="list1005120955" text:continue-numbering="true" text:style-name="Numbering_20_1">
        <text:list-item>
          <text:list>
            <text:list-item>
              <text:h text:style-name="P45" text:outline-level="2"><text:bookmark-start text:name="__RefHeading__196_466047553"/>Information-Centric Networking<text:bookmark-end text:name="__RefHeading__196_466047553"/></text:h>
            </text:list-item>
          </text:list>
        </text:list-item>
      </text:list>
      <text:p text:style-name="P2">{ICNs offer a solutions to both issues}</text:p>
      <text:p text:style-name="P2">One proposed architecture that offers a solution for Challenged Networks is Information-Centric Networking. In contrast to today's IP-based networks which are mainly concerned with host-based addressing on the network, Information-Centric Networks (ICNs) use naming schemes to label information that can be queried and retrieved from the network. In this sense, the data distribution method is abstracted from the node level to an information level and is independent of its location. Communication is carried out in terms of requesting and publishing named information where the replication of data is handled at the network layer regardless of the originating source. This characteristic makes ICN architectures attractive for use in Challenged Network environments including <text:s/>applications such as content distribution (CDNs), disruption recovery, and “flash-crowd” handling.</text:p>
      <text:p text:style-name="P2">While a number of different ICN architectures have been proposed, they all rely on three basic principles. The first is that all data is represented as objects, which are manipulated by publish and subscribe operations obsoleting the importance of data locality. The second is caching is an inherent part of the architecture supported by all nodes in the network assisting in both the acquisition and dissemination of information. The third and final principle is objects, representing data, are intrinsically secure using cryptographic signatures associated created by the original publisher and can be verified by consumers. On the other hand, there are many more characteristics that differ between architectures. These include naming and name resolution, routing, caching mechanisms, Error and Flow control, privacy, network heterogeneity, and performance. Each of these properties is worthy of being a research area of its own account. [ICN_Critical_hotnetsX] Nonetheless, ICNs are claimed to be a scalable and cost-effective solution that may replace conventional end-to-end point networks and offer more in areas <text:soft-page-break/>where such networks are lackluster such as mobility and disruption tolerance.</text:p>
      <text:p text:style-name="P2">{ Introduce projects and NDN in specific } </text:p>
      <text:p text:style-name="P2">Some of the prominent ICN-based projects include 4WARD, Sail, Pursuit, Connect, and Comet [BOND]. <text:s/>One of such ICN projects that currently enjoys growing interest from the research community is Named Data Networking (NDN). NDN is based on principles of an ICN, yet still builds upon the strengths of host-centric networks. [ndn-proj] <text:s/></text:p>
      <text:p text:style-name="P2"/>
      <text:p text:style-name="P2"><text:s/>{ NDN overview }</text:p>
      <text:list xml:id="list1095777984" text:continue-numbering="true" text:style-name="Numbering_20_1">
        <text:list-item>
          <text:list>
            <text:list-item>
              <text:list>
                <text:list-item>
                  <text:h text:style-name="P49" text:outline-level="3"><text:bookmark-start text:name="__RefHeading__806_1557319938"/>Named Data Networking<text:bookmark-end text:name="__RefHeading__806_1557319938"/></text:h>
                </text:list-item>
              </text:list>
            </text:list-item>
          </text:list>
        </text:list-item>
      </text:list>
      <text:p text:style-name="P2">As with other ICN architectures, NDN is publish/subscribe driven using a basic message units called <text:s/>Interest and Data. Each node on the network is considered a router, <text:s/>which has one or more interfaces , commonly referred to as faces, that may not always be active or reach other nodes. Each node also has the ability to store data, or Content Objects, in a local repository called a Content Store. These objects are referred to by a unique naming scheme consistent throughout the network and are all crytograhically signed. Additionally, each node maintains two tables: 1) a Forwarding Information Base (FIB) that maps Content Object names to faces that they can be found; mainly used for routing 2) a Pending Interest Table (PIT) that maps Interests to the face from which that they were received. </text:p>
      <text:p text:style-name="P2">A requester or consumer of a data controls the flow of communication and it is their responsibility to ensure that the required data is received correctly. The requester sends out an Interest packet on the network by it's unique name. An intermediate node on the network that receives this packet will look up the requested object in its local Content Store in an attempt to fulfill that request. If that object is found, then a Data message containing the Content Object is sent back to the over the same face. In the case that it is not locally cached, an entry is added to a PIT to record where the Interest message came from. This also helps limit the number of Interests generated on the network as only one will be forwarded regardless of how many are received by a single node. The node will then use the FIB to identify which <text:s text:c="2"/>face or route to use to satisfy this Interest request. Because FIB entries used for routing can be prefix based, they allow for flexibility in terms of identifying the destination interfaces. It is also possible to forward that request to all available faces. The Interest is forwarded over those faces until it reaches a node which can satisfy that request. That node will then use the PIT to identify which face the request came from and send a Data message back containing the Content Object requested. Any intermediate nodes between that node which responds to the request and the original requester will store the response in their Content Store and remove the entry for that Interest from their PIT. <text:s text:c="3"/></text:p>
      <text:p text:style-name="P2">{ The case of NDN as a solution to Challenged Networks }</text:p>
      <text:p text:style-name="P2">Interest packets can be sent using multicast or broadcast mechanisms to allow for a greater search space. A Data packet is only sent as a response to a corresponding Interest and a node will only respond with one Data packet on each face for as many Interests it receives. These properties, along with Content Store caching, provide means that allow data to be sent returned to the requester efficiently from the closest node, with resilience to mobility and link disruption.</text:p>
      <text:p text:style-name="P2">While one aim of the NDN project is to build a foundation for the next generation of an Internet-capable architecture, it is also particularly interesting when applied to Challenged Networks. <text:s/>While it would theoretically provide a good platform due to the nature of the architecture, it is important to test and validate these claims in order to identify potential issues or drawbacks and how they can be addressed. </text:p>
      <text:p text:style-name="P2"/>
      <text:p text:style-name="P2"/>
      <text:p text:style-name="P2"><text:soft-page-break/><text:s text:c="3"/></text:p>
      <text:p text:style-name="P2"/>
      <text:list xml:id="list1688153935" text:continue-numbering="true" text:style-name="Numbering_20_1">
        <text:list-item>
          <text:h text:style-name="Heading_20_1" text:outline-level="1"><text:bookmark-start text:name="__RefHeading__166_1453258646"/>Problem Definition<text:bookmark-end text:name="__RefHeading__166_1453258646"/></text:h>
        </text:list-item>
      </text:list>
      <text:p text:style-name="P2">{ What this thesis does }</text:p>
      <text:p text:style-name="P2">The fundamental principle of Information-Centric Networks of not relying on end-to-end connectivity makes an important claim that they are a viable contender for use with the <text:span text:style-name="T7">perturbed</text:span> nature of Challenged Networks. This thesis aims to evaluate the performance of the Named Data Networking (NDN) architecture in the context of Challenged Networks, with a particular focus on its disruption tolerance capabilities. The evaluation will focus on scenarios in which end-to-end connectivity between the producers and consumers of information is unreliable as a result of mobility or link disruption. </text:p>
      <text:p text:style-name="P2"/>
      <text:p text:style-name="P2">The experiments are designed around a prototype NDN implementation called CCNx which are run on Haggle, a testbed that allows the simulation of link disruptions between nodes. The evaluation is broken down into two <text:s/>components:</text:p>
      <text:p text:style-name="P2">{ Simple experiments to understand retransmission}</text:p>
      <text:p text:style-name="P2">Firstly, CCNx is evaluated using a number of simple experiments that focus on testing disruption tolerance of communication between nodes through Interest message retransmission scenarios. This allows for a better understanding of the messaging protocol and how retransmission works. The effect of caching, being an inherent feature of ICNs, is also observed. The results of these scenarios are then compared to expected behavior of a conventional TCP/IP network to evaluate the relative impact on performance, when applicable. This work is presented in section 4.</text:p>
      <text:p text:style-name="P2">{ DTGP &amp; TicTacToe over NDN }</text:p>
      <text:p text:style-name="P2">Secondly, NDN is tested in a more complex scenario in which it is used as a foundation for a multi-player gaming platform that operates in a Challenged Network environment. The understanding of how Interest retransmission works is applied in the design of the protocol used to implement such a platform. A basic TicTacToe implementation that runs on top of that platform is presented as a sample turn-based game. The behavior of the game is then evaluated using a simulation run on the Haggle testbed in a Opportunistic Network scenario. This work is presented in section 5.</text:p>
      <text:p text:style-name="P2">{ What we do not investigate/discuss }</text:p>
      <text:p text:style-name="P2">The thesis does not investigate NDN issues related to addressing and routing. A basic naming and addressing <text:span text:style-name="T8">mechanism</text:span> for CCNx is assumed and introduced in section 4.1. The subject of security is also not discussed and for the purposes of our scenarios, all data is assumed to be in clear text with a minimal cryptographic footprint that is inherent to the protocol and is ignored in any calculations provided.</text:p>
      <text:p text:style-name="P2"/>
      <text:p text:style-name="P2"/>
      <text:p text:style-name="P2"/>
      <text:p text:style-name="P36"/>
      <text:list xml:id="list1627311769" text:continue-numbering="true" text:style-name="Numbering_20_1">
        <text:list-item>
          <text:h text:style-name="P40" text:outline-level="1"><text:bookmark-start text:name="__RefHeading__168_1453258646"/>NDN Performance in a Challenged Network<text:bookmark-end text:name="__RefHeading__168_1453258646"/></text:h>
        </text:list-item>
      </text:list>
      <text:p text:style-name="P2"><text:tab/>The CCNx protocol [<text:a xlink:type="simple" xlink:href="http://www.ccnx.org/releases/latest/doc/technical/CCNxProtocol.html">http://www.ccnx.org/releases/latest/doc/technical/CCNxProtocol.html</text:a>] is used to evaluate the claims of how well NDN may perform in a Challenged Network setting. CCNx is a Content-Centric Networking transport protocol based on blocks of named data. This protocol follows the basic principles of ICNs in that it abstracts location by identifying data instead of addresses on the network. Nodes that are a part of a CCNx network also function as routers that forward requests and data as appropriate. This is done through the mechanisms already described in section 2.2.1. Follows are some of the key properties of CCNx when used as an implementation.</text:p>
      <text:p text:style-name="P2">Message Exchange: Interest and Data messages are the only forms of communication among nodes with Content Objects encapsulating the data.</text:p>
      <text:p text:style-name="P2">Data Delivery: While it can theoretically run using layer 2 broadcast or multicast delivery, CCNx also runs on top of UDP or TCP for experimental purposes. In the cases of this experiment, UDP is used to connect different nodes on the network to facilitate the simulation of link disruption. TCP is used to connect each CCNx daemon (CCND) with the application running on the same node instance. <text:s text:c="2"/></text:p>
      <text:p text:style-name="P2">Naming and Addressing: CCNx names follow a simple prefix with the structure ccnx:/data/object. No complex hierarchy or structure is required for the experiments. This also simplifies forwarding as each node on the network will have an entry in its FIB for that specific prefix and the address of the node that stores that data or acts as an intermediate router to it.</text:p>
      <text:p text:style-name="P2">On each CCNx node a simple application runs that connects to the underlying CCNx network. This application runs on two main nodes; one as a receiver, and the other as a sender. The receiver sends Interest requests asking for a particular CCNx prefix. The sender listens for such prefixes and satisfies any that match the Content Object that it may have locally. Any intermediate nodes have no applications running on them and are pure CCNx relay nodes. Once the receiver node gets an acceptable response to one of its Interest messages, the experiment is terminated. In each case, Interest satisfaction response times are measured and presented at the end of the experiment.</text:p>
      <text:p text:style-name="P2">Performance Analysis</text:p>
      <text:p text:style-name="P2">A number of simple experiments using CCNx nodes were conducted in order to identify how the protocol works in a challenged networking setting, particularly with regards to Interest retransmission. The experiments consist of two main nodes: a receiver node that requests a certain CCNx URI, and a sender node that holds data corresponding to that URI and responds to Interest requests. Additional nodes are added to act as relays between the two main nodes. The scenarios presented below help analyze CCNx Interest retransmission behavior using variations in link availability and interruption between the nodes throughout different stages in the CCNx message exchange.</text:p>
      <text:p text:style-name="P2">Haggle Testbed Description</text:p>
      <text:p text:style-name="P2">To facilitate the simulation of link disruptions, the Haggle testbed [ Haggle description and reference to original Fredrik paper that he attached ]is used. This testbed allows the specification of intervals during which links between specific nodes are either up or down. The application running on each node will then react to the state of the network. While it is out of scope of this document to go into detail of how the testbed is designed, a number of modifications were made that are worth mentioning as they had a considerable effect on accuracy and consistency of the results collected and behavior observed.</text:p>
      <text:p text:style-name="P2">Threading: Early attempts to run the experiments on the testbed resulted in inconsistent results due to synchronization issues between the testbed components, namely the two main nodes and the testbed driver. To resolve this, a control thread was added to the testbed driver to provide a centralized launch mechanism amongst all nodes participating in an experiment. After each node completes its initialization, it sends a beacon back to the testbed driver. The testbed driver accounts for all the nodes <text:soft-page-break/>participating in that specific experiment and then broadcasts a “start” signal to those nodes. When the nodes receive this signal, they start their processing. This solution allowed the results to be more predictable, especially with regards to the first Interest packet in each experiment.</text:p>
      <text:p text:style-name="P2">Uni-directional Link Disruption: The Haggle testbed utilizes iptables as a method to simulate and control link disruptions. The configuration file associated with each experiment specifies the interval when a link is considered active or up. If an interval is not specified, the link is considered broken or down. When simulating situations where there is a link breakage immediately after an Interest is sent by one node and before it is sent by another, (ie. experiment 1c) it is difficult to guarantee that iptables would have executed the firewall rules in time, especially when the window is so small. As an alternative, a modification was made to allow the configuration file for an experiment to specify when a link between two nodes can be considered “half open” effectively allowing uni-directional traffic for the duration of that interval. <text:s/></text:p>
      <text:p text:style-name="P2">Configuration: Various configuration changes were made to the structure of the configuration file and associated scripts to allow for the modifications presented above as well as other logistics such as specifying different applications or configuration files for on each node.</text:p>
      <text:p text:style-name="P2">Notes on Data Collection</text:p>
      <text:p text:style-name="P31">The intervals measured include all CCNx protocol activities, including key retrieval and content object verification, beyond the initial registration of the application with its CCND instance. The time involved in cryptographic activity is inherently absolved from the comparison by being included in all measurements.</text:p>
      <text:p text:style-name="P31">In certain situations, responses are delayed either due to network latency, hard drive response times, application response times, or other factors. In addition, because the CCND Interest lifetime timer is checked every 250ms, there maybe be multiples of 250ms gaps in the response time. This explains why in certain scenarios the response time could be much higher than in others testing the same case. While those can be ignored as outliers, they should have no real impact on the total time of Interest success, especially when an Interest must be retransmitted.</text:p>
      <text:list xml:id="list90330984" text:style-name="Outline">
        <text:list-item>
          <text:list>
            <text:list-header>
              <text:h text:style-name="Heading_20_2" text:outline-level="2" text:is-list-header="true"><text:bookmark-start text:name="__RefHeading__2129_622235783"/><text:span text:style-name="T4">5.1. </text:span>Experiment 1: Testing re-transmission between 2 nodes over 1 link<text:bookmark-end text:name="__RefHeading__2129_622235783"/></text:h>
            </text:list-header>
          </text:list>
        </text:list-item>
      </text:list>
      <text:p text:style-name="P31">This experiment involves 4 scenarios to test Interest re-transmission between the sender and receiver nodes. It includes:</text:p>
      <text:p text:style-name="P31">a) No interruptions of disconnections.</text:p>
      <text:p text:style-name="P31">b) Link is down from start of scenario. (Interest not sent)</text:p>
      <text:p text:style-name="P31">c) Link is down shortly after start of scenario. (Interest sent, data lost)</text:p>
      <text:p text:style-name="P32">d) Link is down while receiving data. (Interest sent, data interrupted)</text:p>
      <text:h text:style-name="P46" text:outline-level="3"><text:bookmark-start text:name="__RefHeading__2131_622235783"/><text:span text:style-name="T4">5.1.1. </text:span>Experiment (1a): No link disruptions<text:bookmark-end text:name="__RefHeading__2131_622235783"/></text:h>
      <text:p text:style-name="P31"><text:span text:style-name="T3">Summary</text:span>:</text:p>
      <text:p text:style-name="P31">This scenario involves no link interruptions or disconnections. The receiver requests information from the sender and this data is immediately satisfied.</text:p>
      <text:p text:style-name="P31"/>
      <text:p text:style-name="P31"><text:span text:style-name="T1">Experiment parameters</text:span>:</text:p>
      <text:p text:style-name="P31"><text:soft-page-break/>Number of nodes: 2</text:p>
      <text:p text:style-name="P31">Number of relay nodes: 0</text:p>
      <text:p text:style-name="P31">Number of links: 1</text:p>
      <text:p text:style-name="P31">Interest timeout period: 2 seconds</text:p>
      <text:p text:style-name="P31">Interval between Interest retries: 5 seconds</text:p>
      <text:p text:style-name="P31">File size: 512 bytes</text:p>
      <text:p text:style-name="P31"/>
      <text:p text:style-name="P31"><text:span text:style-name="T1">Observations</text:span>:</text:p>
      <text:p text:style-name="P31">Based on a number of 10 runs, the experiments yields the expected end result of the data being received based on the first Interest request. The following information shows response times for the requested data being successfully received:</text:p>
      <text:p text:style-name="P31"><text:tab/>Minimum=522, Maximum=609, Average=538.1 (milliseconds)</text:p>
      <text:p text:style-name="P31"><text:span text:style-name="T1">Analysis</text:span>:</text:p>
      <text:p text:style-name="P31"><text:s text:c="8"/>The receiving node requests the CCN URI (ccnx:/test/1) at the application level which runs on top of the CCN daemon instance running on the same node. The application sends an Interest packet specifying the URI using the network face that is connected to the daemon. The Interest packet has a number of parameters, most notably its lifetime, which was set to 4 seconds for this experiment[1]<text:note text:id="ftn1" text:note-class="footnote"><text:note-citation>1</text:note-citation><text:note-body><text:p text:style-name="Standard"><text:bookmark-start text:name="__RefHeading__2133_622235783"/><text:s/>Apparently, this is not entirely true based on the implementation and http://www.ccnx.org/pipermail/ccnx-dev/2010-August/000249.html (even up till 0.6.0).<text:bookmark-end text:name="__RefHeading__2133_622235783"/></text:p></text:note-body></text:note>. The Interest packet triggers an "interest_from" event on the the local CCN daemon which results in that Interest being added to the local Pending Interest Table (PIT) as there is no existing entry. A look-up is then performed on the Forwarding Information Base (FIB) which returns a match for the prefix (ccnx:/test) on a face, UDP in this experiment, that connects to the other node. The CCN daemon triggers an "interest_to" event which relays the request over that network face to the sender node. Once the Interest is sent, the CCN daemon will monitor that prefix for the lifetime of the Interest.</text:p>
      <text:p text:style-name="P31"><text:s text:c="8"/>On the other node, the sender, the CCN daemon receives the Interest packet on its network face. An "interest_from" event on the daemon which queries its PIT for a match, which results in no matches. The FIB is then checked for the same prefix and a match is found. The daemon then forwards the Interest to the application face. Signature verification is performed to verify the Content Object. When verification is complete, a "consume" event is issued by the daemon followed by a "content_from" event to alert the application that it should send the data across the network.</text:p>
      <text:p text:style-name="P31"><text:s text:c="8"/>At this point, the file is cached as a Content Object in the Content Store of the sender node. A "consume" event followed by a "content_to" event results in the Content Object being sent the data over the network. The data packet is received on the receiver node and processed through a "content_from" event on the daemon. A lookup is performed on the PIT on the prefix. A match is found in the PIT for that Content Object and consequently a "consume" event sends it to the application face interested in the prefix. Finally, a "content_to" event signals that the application reads the data from the local CCN daemon Content Store into memory and writing it to disk to conclude the transfer.</text:p>
      <text:p text:style-name="P31"/>
      <text:list xml:id="list1375221662" text:style-name="Outline">
        <text:list-item>
          <text:list>
            <text:list-item>
              <text:list>
                <text:list-header>
                  <text:h text:style-name="Heading_20_3" text:outline-level="3" text:is-list-header="true"><text:bookmark-start text:name="__RefHeading__2135_622235783"/><text:soft-page-break/><text:span text:style-name="T4">5.1.2. </text:span>Experiment (1b): Link interruption before request is sent<text:bookmark-end text:name="__RefHeading__2135_622235783"/></text:h>
                </text:list-header>
              </text:list>
            </text:list-item>
          </text:list>
        </text:list-item>
      </text:list>
      <text:p text:style-name="P31">This scenario tests Interest packet re-transmission by the receiving node. This is done by simulating a loss of connectivity for a duration of 4 seconds when the experiment is first started. This loss results in the first Interest packet being sent from the receiving node to be lost. The node will then timeout and resend another Interest packet which is immediately fulfilled.</text:p>
      <text:p text:style-name="P31"/>
      <text:p text:style-name="Standard">Experiment parameters:</text:p>
      <text:p text:style-name="P31">Same parameters as experiment 1a.</text:p>
      <text:p text:style-name="P31"/>
      <text:p text:style-name="Standard">Observations:</text:p>
      <text:p text:style-name="P31">Based on a number of 10 runs, the experiments yields the expected end result of the data being received based on the second Interest request. The following information shows response times for the requested data being successfully received:</text:p>
      <text:p text:style-name="P31"><text:tab/>Minimum=7020, Maximum=7055, Average=7026.3 (milliseconds)</text:p>
      <text:p text:style-name="P31">These times are noticeably longer than the ones from experiment 1b and indicate the timeout period for the first Interest, the retry interval, and the successful Interest response time.</text:p>
      <text:p text:style-name="P31">In addition, the following times identify the response time for the (second) successful Interest request:</text:p>
      <text:p text:style-name="P31"><text:tab/>Minimum=19, Maximum=54, Average=25.2 (milliseconds)</text:p>
      <text:p text:style-name="P31">These times are much lower than the time recorded in experiment 1a for an immediate (first) successful Interest.</text:p>
      <text:p text:style-name="P31"/>
      <text:p text:style-name="Standard">Analysis:</text:p>
      <text:p text:style-name="P31">The receiving node starts in the same manner it did for experiment 1a. It requests the CCN URI (ccnx:/test/1) at the application level. The prefix is not found in the local Content Store or the PIT, so the Interest is added to the Pending Interest Table (PIT) for the lifetime of the that Interest (4 seconds)*. The FIB is then searched and a match is found for that prefix. The Interest is sent over the network and the daemon awaits a response. Because the connection between the two nodes is down at this point in time, the Interest never reaches the sender node. After 4 seconds, an "interest_expiry" event is triggered signalling the end of the lifetime and corresponding entry is removed from the PIT. </text:p>
      <text:p text:style-name="P31">The application on the receiving node is designed to retry the requests 3 times with a retry interval in between attempts. After it timeouts from the first Interest request, it waits for the user specified retry interval and sends another request. The second time an Interest request is sent, the link between the two nodes is up and the Interest reaches the sender node. </text:p>
      <text:p text:style-name="P31">On the sender node, the CCN daemon receives the Interest and follows the same steps outlined in experiment 1a until the file is correctly received.</text:p>
      <text:list xml:id="list1591435857" text:style-name="Outline">
        <text:list-item>
          <text:list>
            <text:list-item>
              <text:list>
                <text:list-header>
                  <text:h text:style-name="Heading_20_3" text:outline-level="3" text:is-list-header="true"><text:bookmark-start text:name="__RefHeading__2137_622235783"/><text:span text:style-name="T4">5.1.3. </text:span>Experiment (1c): Link interruption after request is sent<text:bookmark-end text:name="__RefHeading__2137_622235783"/></text:h>
                </text:list-header>
              </text:list>
            </text:list-item>
          </text:list>
        </text:list-item>
      </text:list>
      <text:p text:style-name="P31">This scenario tests Interest packet retransmission by the receiving node. In this case, the Interest packet is received by the sender node, but the response is lost due to connection loss. This loss results in the first Interest packet considered void and after its lifetime expires, a second Interest is sent which is then <text:soft-page-break/>immediately fulfilled.</text:p>
      <text:p text:style-name="P31"/>
      <text:p text:style-name="P31"><text:span text:style-name="T1">Experiment parameters</text:span>:</text:p>
      <text:p text:style-name="P31">Same parameters as experiment 1a.</text:p>
      <text:p text:style-name="P34"/>
      <text:p text:style-name="P34">Observations:</text:p>
      <text:p text:style-name="P31">Based on a number of 3 runs, the experiments yields the expected end result of the data being received based on the second Interest request. The following information shows response times for the requested data being successfully received:</text:p>
      <text:p text:style-name="P31"><text:tab/>Minimum=7005, Maximum=7007, Average=7006.33 (milliseconds)</text:p>
      <text:p text:style-name="P31">These times are very close to the ones observed in experiment 1b due to the Interest lifetime expiry, retry delay, and second Interest request. <text:s/></text:p>
      <text:p text:style-name="P31"/>
      <text:p text:style-name="P31">In addition, the following times identify the response time for the (second) successful Interest request:</text:p>
      <text:p text:style-name="P31"><text:tab/>Minimum=4, Maximum=6, Average=5.33333 (milliseconds) </text:p>
      <text:p text:style-name="P31">These times are much faster than the ones recorded in 1a and 1b.</text:p>
      <text:p text:style-name="P31"/>
      <text:p text:style-name="Standard">Analysis:</text:p>
      <text:p text:style-name="P31">In this scenario, the receiving node behaves the same way as it did in experiments 1a and 1b. A request is made for the CCN URI by the application which triggers an Interest request that is sent over the Network. In this case, the link between the two nodes is up when the Interest is received by the sender node, however, the link drops before a response in the form of a Content Object is sent back. </text:p>
      <text:p text:style-name="P31">The sender node follows the normal procedure by searching for the requested prefix in its Content Store, loading the Content Object from the local application, then sending it back over the network. However, because the connection is lost by the time those Content Object is sent back, the CCN daemon on the receiving node had already expired the Interest from its PIT which results in the Content Object being discarded. The receiving application will then send a new Interest request after its retry interval elapses, which corresponds to when the connection is restored. This allows the second Interest to propagate successfully, and the Content Object to be sent back without interruption or delay. </text:p>
      <text:p text:style-name="P31">It should be noted that in this case, the Content Object by the CCN daemon on the sender node making it unnecessary to propagate the Interest to the application running on that node. The prefix is matched directly to the Content Store and is sent back over the network without intervention from the application reducing the response time. <text:s text:c="2"/></text:p>
      <text:p text:style-name="P31"/>
      <text:list xml:id="list698273527" text:style-name="Outline">
        <text:list-item>
          <text:list>
            <text:list-item>
              <text:list>
                <text:list-header>
                  <text:h text:style-name="P47" text:outline-level="3" text:is-list-header="true"><text:bookmark-start text:name="__RefHeading__2139_622235783"/><text:span text:style-name="T4">5.1.4. </text:span>Experiment (1d): Link interruption during data transmission<text:bookmark-end text:name="__RefHeading__2139_622235783"/></text:h>
                </text:list-header>
              </text:list>
            </text:list-item>
          </text:list>
        </text:list-item>
      </text:list>
      <text:p text:style-name="P32">This scenario tests Interest packet retransmission by simulating a link breakage while data is being received. This is conducted using a large file to simplify observing the results. The first Interest packet is prompty satisfied by the sender node, but data transmission fails requiring a second Interest to be <text:soft-page-break/>sent for the data to be fully received.</text:p>
      <text:p text:style-name="P31"/>
      <text:p text:style-name="Standard">Experiment parameters:</text:p>
      <text:p text:style-name="P31">Same parameters as experiment 1b except for:</text:p>
      <text:p text:style-name="P31">File size: 40 MB</text:p>
      <text:p text:style-name="P31"/>
      <text:p text:style-name="P31"><text:span text:style-name="T1">Observations</text:span>:</text:p>
      <text:p text:style-name="P31">This results from this experiment was rather inconclusive, however they provide some insight into how retransmission works in this case. The main problem with this scenario stems from the application failing to recover when the network connection is lost while it is writing the large Content Object (file) to the network. This operation never recovers and the file is therefore never completely sent back to the receiving node resulting in a failure to receive the data despite multiple requests being subsequently issued.</text:p>
      <text:p text:style-name="P31"/>
      <text:p text:style-name="P31"><text:span text:style-name="T1">Analysis</text:span>:</text:p>
      <text:p text:style-name="P31">The scenario follows the same basic steps outlined in previous experiments. The main difference is that even though the first Interest is received by the sender application, the transmission of the Content Object datastream back is interrupted and never completed. As a result, the receiving application will retry the request procedure by sending another Interest which is satisfied directly from the Content Store on the sender node's CCN daemon. </text:p>
      <text:p text:style-name="P31">It appears that due to the large size of the file being transmitted, the data is not completely stored in the Content Store and the application hangs while writing the Content Object to the network. This does not allow the entire file to be transmitted. The CCN daemon on the receiving node appears to detect this incomplete data and ignores the Content Object data being received as it does not fully match the Interest parameters. The lifetime of the Interest elapses and expires without the entirety of the Content Object being received. This process repeats before the receiving application completes its retry attempts and exits.</text:p>
      <text:p text:style-name="P31">[TODO: Why does the application hang when writing to the network?]</text:p>
      <text:p text:style-name="P31"/>
      <text:p text:style-name="Standard">Conclusion</text:p>
      <text:p text:style-name="P31">Throughout the simple experiments conducted with a single link connecting 2 nodes, it can be concluded that the CCN daemon does not submit Interest messages other than those expressed by the application driving the requests. When Interests are lost or not satisfied due to transmission errors, it is the responsibility of the application to send another Interest request until valid data is received. It is important to note that although the CCN daemon does not attempt to re-transmit Interests itself, it does provide the capability of validating data being received by matching it to the Interest information as well as originating Content Object. </text:p>
      <text:p text:style-name="P31">In a Delay Tolerant environment, it will be the responsibility of the application to make sure that there is a continuous stream of Interest requests to recover from a loss of connectivity.</text:p>
      <text:p text:style-name="P31"><text:s/></text:p>
      <text:p text:style-name="P31"><text:soft-page-break/></text:p>
      <text:list xml:id="list1354220181" text:style-name="Outline">
        <text:list-item>
          <text:list>
            <text:list-header>
              <text:h text:style-name="Heading_20_2" text:outline-level="2" text:is-list-header="true"><text:bookmark-start text:name="__RefHeading__2141_622235783"/><text:span text:style-name="T4">5.2. </text:span>Experiment (2): Re-transmission between 3 nodes over 2 links<text:bookmark-end text:name="__RefHeading__2141_622235783"/></text:h>
            </text:list-header>
          </text:list>
        </text:list-item>
      </text:list>
      <text:p text:style-name="P31">This experiment involves 3 scenarios to test Interest retransmission between the sender node, a relay node, and a receiver node. It includes:</text:p>
      <text:p text:style-name="P31">a) Both links are up.</text:p>
      <text:p text:style-name="P31">b) Link is down before Interest reaches relay node.</text:p>
      <text:p text:style-name="P31">c) Link is down just after Interest reaches relay node. <text:s/></text:p>
      <text:p text:style-name="P31"/>
      <text:list xml:id="list202219388" text:style-name="Outline">
        <text:list-item>
          <text:list>
            <text:list-item>
              <text:list>
                <text:list-header>
                  <text:h text:style-name="Heading_20_3" text:outline-level="3" text:is-list-header="true"><text:bookmark-start text:name="__RefHeading__2143_622235783"/><text:span text:style-name="T4">5.2.1. </text:span>Experiment (2a): No link disruptions<text:bookmark-end text:name="__RefHeading__2143_622235783"/></text:h>
                </text:list-header>
              </text:list>
            </text:list-item>
          </text:list>
        </text:list-item>
      </text:list>
      <text:p text:style-name="P31">This scenario involves no link interruptions or disconnections. The receiver requests information from the sender and this data is promptly returned through the relay node.</text:p>
      <text:p text:style-name="P31"/>
      <text:p text:style-name="Standard">Experiment parameters:</text:p>
      <text:p text:style-name="P31">Number of nodes: 3</text:p>
      <text:p text:style-name="P31">Number of relay nodes: 1</text:p>
      <text:p text:style-name="P31">Number of links: 2</text:p>
      <text:p text:style-name="P31">Interest timeout period: 2 seconds</text:p>
      <text:p text:style-name="P31">Interval between Interest retries: 5 seconds</text:p>
      <text:p text:style-name="P31">File size: 512 bytes</text:p>
      <text:p text:style-name="P31"/>
      <text:p text:style-name="P31"><text:span text:style-name="T1">Observations</text:span>:</text:p>
      <text:p text:style-name="P31">Based on a number of 10 runs, the experiments yields the expected end result of the data being received based on the first Interest request. The following information shows response times for the requested data to be successfully received by node-3:</text:p>
      <text:p text:style-name="P31"><text:tab/>Minimum=32, Maximum=532, Average=176.3 (milliseconds)</text:p>
      <text:p text:style-name="P31">In this case, node-3 sends an Interest which must be propagated to node-1. As an intermediate relay node, node-2 relays the Interest to node-1. Node-1 then sends data back to node-2, which relays it back to node-3.</text:p>
      <text:p text:style-name="P31"/>
      <text:p text:style-name="P31"><text:span text:style-name="T1">Analysis</text:span>:</text:p>
      <text:p text:style-name="P31"><text:s text:c="8"/>The application running on node-3 requests the CCN URI (ccnx:/test/1). The request in the form of an Interest message is sent to the local daemon instance running on the same node. The Interest is then added to the local Pending Interest Table (PIT). A look-up is then performed on the Forwarding Information Base (FIB) which returns a match for the prefix (ccnx:/test) on a face, UDP in this experiment, that connects to node-2. When the Interest message reaches node-2, it is added to the PIT. <text:soft-page-break/>The FIB is then searched for the prefix which returns an entry pointing to node-1. As a result, the Interest message is then forwarded to node-1 where it is also added to the PIT. The prefix matches data which is locally served by the node, which is consequently retrieved from the application and sent back over the network. The data first arrives at node-2 where it is verified, then cached in its Content Store. The PIT entry for that Interest is removed as it has been satisfied and the data is relayed back to node-3. </text:p>
      <text:p text:style-name="P31"><text:s text:c="8"/>This process is very similar to experiment 1a when there are no disconnections or interruptions between 2 nodes. The only exception is the additional relaying operation that is performed by node-2 in this case which does not appear to impact performance by a large amount when comparing response times.</text:p>
      <text:p text:style-name="P31"/>
      <text:list xml:id="list1654461257" text:style-name="Outline">
        <text:list-item>
          <text:list>
            <text:list-item>
              <text:list>
                <text:list-header>
                  <text:h text:style-name="Heading_20_3" text:outline-level="3" text:is-list-header="true"><text:bookmark-start text:name="__RefHeading__2145_622235783"/><text:span text:style-name="T4">5.2.2. </text:span>Experiment (2b): Link disruption before request is sent<text:bookmark-end text:name="__RefHeading__2145_622235783"/></text:h>
                </text:list-header>
              </text:list>
            </text:list-item>
          </text:list>
        </text:list-item>
      </text:list>
      <text:p text:style-name="P31">This scenario involves testing Interest re-transmission by the receiving node (node-1). The link between node-2 and node-1 is down from the beginning of the experiment. This link is restored after the first Interest request expires. More than one Interest will be sent before the request is satisified.</text:p>
      <text:p text:style-name="P31"/>
      <text:p text:style-name="P31"><text:span text:style-name="T1">Experiment parameters</text:span>:</text:p>
      <text:p text:style-name="P31">Number of nodes: 3</text:p>
      <text:p text:style-name="P31">Number of relay nodes: 1</text:p>
      <text:p text:style-name="P31">Number of links: 2</text:p>
      <text:p text:style-name="P31">Interest timeout period: 2 seconds</text:p>
      <text:p text:style-name="P31">Interval between Interest retries: 5 seconds</text:p>
      <text:p text:style-name="P31">File size: 512 bytes</text:p>
      <text:p text:style-name="P31"/>
      <text:p text:style-name="P31"><text:span text:style-name="T1">Observations</text:span>:</text:p>
      <text:p text:style-name="P31">Based on a number of 10 runs, the experiments show that 2 interests are required to successfully complete the request. The following information shows the total time for the requested data to be successfully received by node-3:</text:p>
      <text:p text:style-name="P31"><text:tab/>Minimum=7026, Maximum=7105, Average=7036.9 <text:s text:c="2"/>(milliseconds)</text:p>
      <text:p text:style-name="P31"/>
      <text:p text:style-name="P31">In addition, the following measurements identify the response time for the (second) successful Interest request:</text:p>
      <text:p text:style-name="P31"><text:tab/>Minimum=25, Maximum=104, Average=35.9 <text:s text:c="3"/>(milliseconds) </text:p>
      <text:p text:style-name="P31">The total time it takes for Interest to be fulfilled is much longer than experiment 2a. </text:p>
      <text:p text:style-name="P31"/>
      <text:p text:style-name="Standard">Analysis:</text:p>
      <text:p text:style-name="P31">This is similar to the scenario described in experiment 2b with the exception of the connection between <text:soft-page-break/>node-2 (relay) and node-1 (sender) being unavailable at the start. The Interest sent from the application on node-3 (receiver) reaches node-2, but cannot be relayed to node-3 because the link is down. After the lifetime of the Interest expires, the PIT entries expire on both nodes and the Interest message is discarded. No Interest reach node-1 up to this point.</text:p>
      <text:p text:style-name="P31">After the Interest retry interval (5 seconds) elapses, the application on node-3 resends the Interest which is then sent to node-2 and this time relayed to node-1. Node-1 identifies the URI in the request and replies with the requested data. The data is first cached in the Content Store on node-2, then once it arrives at node-3 is also cached and forwarded back to the application. <text:s/></text:p>
      <text:p text:style-name="P31"/>
      <text:p text:style-name="P31">The total time required to fulfill the request is noticeably longer than experiment 2a due to the need for the second Interest message to be sent. This involves the time required for the Interest message to expire, the application wait time, the time for the second Interest to be sent, and finally the time it takes the data to be relayed back. </text:p>
      <text:p text:style-name="P31"/>
      <text:p text:style-name="P31">The time for the successful Interest to be fulfilled is similar to experiment 2a which is expected as after the first Interest message expires, the entire process must be repeated without knowledge of the prior attempt. </text:p>
      <text:p text:style-name="P31"/>
      <text:list xml:id="list1233140218" text:style-name="Outline">
        <text:list-item>
          <text:list>
            <text:list-item>
              <text:list>
                <text:list-header>
                  <text:h text:style-name="Heading_20_3" text:outline-level="3" text:is-list-header="true"><text:bookmark-start text:name="__RefHeading__2147_622235783"/><text:span text:style-name="T4">5.2.3. </text:span>Experiment (2c): Link disruption after request is sent<text:bookmark-end text:name="__RefHeading__2147_622235783"/></text:h>
                </text:list-header>
              </text:list>
            </text:list-item>
          </text:list>
        </text:list-item>
      </text:list>
      <text:p text:style-name="P31">This scenario also involves testing Interest retransmission by the receiving node (node-1). However, in this case, the link between node-3 and node-2 is down immediately after the Interest request is sent from the node. The link between node-2 and node-1 is operational throughout the experiment. More than one Interest will be sent before the request is satisfied.</text:p>
      <text:p text:style-name="P31"/>
      <text:p text:style-name="P31"><text:span text:style-name="T1">Experiment parameters</text:span>:</text:p>
      <text:p text:style-name="P31">Number of nodes: 3</text:p>
      <text:p text:style-name="P31">Number of relay nodes: 1</text:p>
      <text:p text:style-name="P31">Number of links: 2</text:p>
      <text:p text:style-name="P31">Interest timeout period: 2 seconds</text:p>
      <text:p text:style-name="P31">Interval between Interest retries: 5 seconds</text:p>
      <text:p text:style-name="P31">File size: 512 bytes</text:p>
      <text:p text:style-name="P31"/>
      <text:p text:style-name="P31"><text:span text:style-name="T1">Observations</text:span>:</text:p>
      <text:p text:style-name="P31">Based on a number of 5 runs, the results show that 2 Interests are required for the request to be satisfied. The following measurements show the total time for the request data to be successfully received by node-3:</text:p>
      <text:p text:style-name="P31"><text:tab/>Minimum=7006, Maximum=7008, Average=7007 <text:s text:c="7"/>(milliseconds)</text:p>
      <text:p text:style-name="P31"><text:soft-page-break/>In addition, the following times identify the response time for the (second) successful Interest request:</text:p>
      <text:p text:style-name="P31"><text:tab/>Minimum=5, Maximum=7, Average=6.2 <text:s text:c="6"/>(milliseconds) </text:p>
      <text:p text:style-name="P31">The times for the successful (second) Interest to be fulfilled are noticeably lower than experiment 2a and 2b. In addition, while the total time required to fulfill the request is still higher than the one taken in experiment 2a, it is lower than experiment 2b. </text:p>
      <text:p text:style-name="P31"/>
      <text:p text:style-name="P31"><text:span text:style-name="T1">Analysis</text:span>:</text:p>
      <text:p text:style-name="P31">This scenario is similar to experiment 2b, except that it forces Interest retransmission at a different point of time in the experiment. As opposed to node-1 (sender) not receiving the first Interest message in experiment 2b, the first Interest reaches node-1 through node-2. However, immediately after the Interest leaves node-3 (receiver), the connection between node-3 and node-2 is lost. </text:p>
      <text:p text:style-name="P31">Because the Interest reaches node-2, it is added to its PIT and based on the FIB forwarded to node-1. Node-1 will then send the data back to node-2, which attempts to send the data back to node-3 but cannot due to the link being down. The PIT entry expires on all 3 nodes, but the Content Object remains cached in the Content Store of both node-3 and node-2.</text:p>
      <text:p text:style-name="P31">After the Interest retry interval (5 seconds) elapses, node-3 will send another Interest. When this message reaches node-2, the URI is looked up in the Content Store. Since the corresponding Content Object is still cached, a response is directly sent back to node-3. Node-1 plays no role in satisfying the second Interest message.</text:p>
      <text:p text:style-name="P31">The total time to satisfy the request is slightly shorter than experiment 2b due to the fact that the second Interest request does not need to be sent all the way back to node-1. Additionally, the response time for the second successful Interest message is noticeably shorter as well confirming that data is being retrieved from the relay node's Content Store rather than being forwarded on the network.</text:p>
      <text:p text:style-name="P31"/>
      <text:p text:style-name="Standard">Conclusion</text:p>
      <text:p text:style-name="P31">Similar to the conclusion from Experiment 1, the application is responsible to ensure that Interests are re-transmitted as required to fulfill requests. The behavior of the relay node confirms that CCNx does not interfere with Interest re-transmission. It also highlights the advantages of caching Content Objects in the local Content Store which would be an important feature in a Delay Tolerant environment. Additionally, the introduction of a relay node does not hugely impact performance when tested at similar connection speeds between the nodes. </text:p>
      <text:p text:style-name="P31">It is expected that in a network with more relay nodes, the performance would be similar since re-transmitted Interests would be satisfied by the closest node on the network. In a Delay Tolerant setting, it would be beneficial to have Interests re-transmitted at shorter Intervals without explicit requests from the application. This would ensure that there is a larger window of opportunity around link outages for the data to be retrieved as well as a greater chance of requested data being cached on more nodes in the network resulting in faster overall retrieval times.</text:p>
      <text:p text:style-name="P31"/>
      <text:list xml:id="list1213297610" text:continue-list="list1627311769" text:style-name="Numbering_20_1">
        <text:list-header>
          <text:p text:style-name="P37"/>
          <text:p text:style-name="P40"><text:span text:style-name="T4">6. </text:span>DTNx: Higher Frequency Interest Re-transmission </text:p>
        </text:list-header>
      </text:list>
      <text:p text:style-name="P31">From experiments 1 and 2, it was concluded that it would be beneficial to have re-transmit Interests at shorter intervals without the knowledge of the application. To test this, a separate application, <text:s/>DTNx, was added to each relay node that lies in the path of Interest messages being sent from the Receiver to the Sender. The application listens for Interests on the network and continuously re-transmits them until a corresponding Content Object is received. This mechanism would force the CCND daemon to cache the data quicker on nodes along the path the Interest requests are sent. The data itself is not read or used by DTNx.</text:p>
      <text:p text:style-name="P31">To test the effect of DTNx, 2 additional experiments were performed. Experiment 3 compares the impact on communication between two nodes, while experiment 4 incorporates three nodes. Each experiment includes two scenarios which are identical except for the inclusion of DTNx in the second. In both experiments, 3 Interest requests are sent by the application, once per minute. The status of links between the nodes changes throughout the timeline of the experiment. In scenarios where DTNx is introduced, it will re-transmit any Interest requests every five seconds. Re-transmission of a particular Interest stops when either three minutes have elapsed since it was first intercepted or if corresponding data is received. It should also be noted that due to limitations of the current ccnd implementation, each Interest expressions is canceled three seconds after it is sent on both the application and DTNx in order to avoid further automated retransmission from ccnd and ensure that only one Interest is sent at a time. This workaround has no effect on results as it is consistent throughout all experiments. </text:p>
      <text:p text:style-name="P31">Observations for experiments 3 and 4 will mainly focus on the effects of DTNx rather than delve into re-transmission details already described for experiments 1 and 2. <text:s text:c="2"/></text:p>
      <text:p text:style-name="P31"/>
      <text:list xml:id="list1786581166" text:continue-list="list90330984" text:style-name="Outline">
        <text:list-item>
          <text:list>
            <text:list-header>
              <text:h text:style-name="Heading_20_2" text:outline-level="2" text:is-list-header="true"><text:bookmark-start text:name="__RefHeading__2149_622235783"/><text:span text:style-name="T4">6.1. </text:span>Experiment 3: Enhanced re-transmission between 2 nodes over 1 link<text:bookmark-end text:name="__RefHeading__2149_622235783"/></text:h>
            </text:list-header>
          </text:list>
        </text:list-item>
      </text:list>
      <text:p text:style-name="P31">This experiment compares the effect of introducing the DTNx application to Interest re-transmission and performance of the network with 2 nodes. The first scenario uses an unmodified CCNx environment. The second scenario introduces DTNx to the nodes.</text:p>
      <text:p text:style-name="P31"/>
      <text:p text:style-name="Standard">Experiment parameters:</text:p>
      <text:p text:style-name="P31">Number of nodes: 2</text:p>
      <text:p text:style-name="P31">Number of links: 1</text:p>
      <text:p text:style-name="P31">Interest timeout period: 3 seconds</text:p>
      <text:p text:style-name="P31">Application retry interval: 60 seconds</text:p>
      <text:p text:style-name="P31">DTNx retry interval: 5 seconds</text:p>
      <text:p text:style-name="P31">File size: 512 bytes</text:p>
      <text:p text:style-name="P31">The scenario based on the following link disruption timeline:</text:p>
      <text:p text:style-name="P31"><text:tab/><text:tab/>Link1 up:<text:tab/>0 – 1000 ms</text:p>
      <text:p text:style-name="P31"><text:tab/><text:tab/>Link1 up: <text:tab/>14000 – 25000 ms</text:p>
      <text:p text:style-name="P31"><text:soft-page-break/><text:tab/><text:tab/>Link1 up:<text:tab/>100000 – 150000 ms</text:p>
      <text:p text:style-name="P31"><text:tab/><text:tab/>Otherwise, the link is down.</text:p>
      <text:p text:style-name="P31"/>
      <text:list xml:id="list2178654732" text:continue-numbering="true" text:style-name="Outline">
        <text:list-item>
          <text:list>
            <text:list-item>
              <text:list>
                <text:list-header>
                  <text:h text:style-name="Heading_20_3" text:outline-level="3" text:is-list-header="true"><text:bookmark-start text:name="__RefHeading__2151_622235783"/><text:span text:style-name="T4">6.1.1. </text:span>Experiment 3a: Default CCNx behavior<text:bookmark-end text:name="__RefHeading__2151_622235783"/></text:h>
                </text:list-header>
              </text:list>
            </text:list-item>
          </text:list>
        </text:list-item>
      </text:list>
      <text:p text:style-name="P31">The first Interest request from A reaches B before the link is dropped. The request is fulfilled by the application on B and cached in its local Content Store, however, the Content Object is not received by A. When the 3 second request timeout elapses, the application waits for 60 seconds before sending a second request. At that point in time, the link is still down and the Interest is lost. After a further retry interval, a third Interest is sent and the link is up for the Interest to reach B and Content Object to be returned directly to A. In this case, the Interest is satisfied directly from the Content Store on B and as such there is no intervention from the application on B. Once the data arrives on A, it is cached in the local Content Store and relayed to the application.</text:p>
      <text:list xml:id="list1334926652" text:style-name="Outline">
        <text:list-item>
          <text:list>
            <text:list-item>
              <text:list>
                <text:list-header>
                  <text:h text:style-name="Heading_20_3" text:outline-level="3" text:is-list-header="true"><text:bookmark-start text:name="__RefHeading__2153_622235783"/><text:span text:style-name="T4">6.1.2. </text:span>Experiment 3b: CCNx with DTNx on all nodes<text:bookmark-end text:name="__RefHeading__2153_622235783"/></text:h>
                </text:list-header>
              </text:list>
            </text:list-item>
          </text:list>
        </text:list-item>
      </text:list>
      <text:p text:style-name="P31">Similar to the first scenario, the first Interest from A request reaches B and is cached locally. Between the first and second requests sent by the application on A, the DTNx instance on A is continuously sending additional requests. This results in the data being retrieved from B and cached locally on A. When the second Interest request is sent by the application, it can be retrieved directly from the local Content Store on A. This scenario requires ones less request to be sent by A than in experiment 3a because by the time the application sends a second request, the data is already locally cached and can be retrieved without relying on the network connection being available.</text:p>
      <text:list xml:id="list1467134004" text:continue-list="list2178654732" text:style-name="Outline">
        <text:list-item>
          <text:list>
            <text:list-header>
              <text:h text:style-name="Heading_20_2" text:outline-level="2" text:is-list-header="true"><text:bookmark-start text:name="__RefHeading__2155_622235783"/><text:span text:style-name="T4">6.2. </text:span>Experiment 4: Enhanced re-transmission between 3 nodes over 2 links<text:bookmark-end text:name="__RefHeading__2155_622235783"/></text:h>
            </text:list-header>
          </text:list>
        </text:list-item>
      </text:list>
      <text:p text:style-name="P31">This experiment is similar to experiment 3 except it introduces an additional node which acts as a CCNx relay node, B between the sender, C, and receiver, A. The timeline is also slightly modified to accommodate the additional link.</text:p>
      <text:p text:style-name="P31"><text:span text:style-name="T1">Experiment parameters</text:span>: </text:p>
      <text:p text:style-name="P31">The parameters are identical to experiment 3 except for the introduction of the new node and link: </text:p>
      <text:p text:style-name="P31">Link1: Connects nodes A and B</text:p>
      <text:p text:style-name="P31">Link2: Connects nodes B and C</text:p>
      <text:p text:style-name="P31">The scenario based on the following link disruption timeline:</text:p>
      <text:p text:style-name="P31"><text:tab/><text:tab/>Link1 up:<text:tab/>0 – 1000 ms</text:p>
      <text:p text:style-name="P31"><text:tab/><text:tab/>Link2 up: <text:tab/>8000 – 35000 ms</text:p>
      <text:p text:style-name="P31"><text:tab/><text:tab/>Link1 up:<text:tab/>50000 – 80000 ms</text:p>
      <text:p text:style-name="P31">Link1 up:<text:tab/>100000 – 150000 ms</text:p>
      <text:p text:style-name="P31">Link2 up: <text:tab/>100000 – 150000 ms</text:p>
      <text:p text:style-name="P31">Otherwise, the links are down.</text:p>
      <text:list xml:id="list1610043099" text:continue-list="list1334926652" text:style-name="Outline">
        <text:list-item>
          <text:list>
            <text:list-item>
              <text:list>
                <text:list-header>
                  <text:h text:style-name="Heading_20_3" text:outline-level="3" text:is-list-header="true" text:restart-numbering="true" text:start-value="-1"><text:bookmark-start text:name="__RefHeading__2157_622235783"/><text:soft-page-break/><text:span text:style-name="T4">6.2.1. </text:span>Experiment 4a: Default CCNx behavior<text:bookmark-end text:name="__RefHeading__2157_622235783"/></text:h>
                </text:list-header>
              </text:list>
            </text:list-item>
          </text:list>
        </text:list-item>
      </text:list>
      <text:p text:style-name="P31">The first Interest is sent from A and reaches B. Because Link2 is down, the Interest does not propagate to C. When the second Interest is sent, Link1 is again up, but Link2 is down, which means this Interest also reaches B, but not C. When the third Interest is sent from A, both links are up and the data can be retrieved successfully through B. In this case, the data is only cached locally on each node after the third request is sent.</text:p>
      <text:list xml:id="list513081205" text:continue-numbering="true" text:style-name="Outline">
        <text:list-item>
          <text:list>
            <text:list-item>
              <text:list>
                <text:list-header>
                  <text:h text:style-name="Heading_20_3" text:outline-level="3" text:is-list-header="true"><text:bookmark-start text:name="__RefHeading__2159_622235783"/><text:span text:style-name="T4">6.2.2. </text:span>Experiment 4b: CCNx with DTNx on all nodes<text:bookmark-end text:name="__RefHeading__2159_622235783"/></text:h>
                </text:list-header>
              </text:list>
            </text:list-item>
          </text:list>
        </text:list-item>
      </text:list>
      <text:p text:style-name="P31">Following experiment 4a, A sends the first Interest which reaches B, but not C. However, the DTNx instance running on B will continuously retransmit the Interest and cache the Content Object in its local Content Store once Link2 is up. In the same fashion, the DTNx instance on A will also retransmit the requests to B. After B retrieves the data and Link1 is up, the data is then cached locally on A. When the second Interest request is sent by the application, it can be immediately satisfied from its own Content Store.</text:p>
      <text:list xml:id="list1395427851" text:continue-numbering="true" text:style-name="Outline">
        <text:list-item>
          <text:list>
            <text:list-header>
              <text:h text:style-name="Heading_20_2" text:outline-level="2" text:is-list-header="true"><text:bookmark-start text:name="__RefHeading__2161_622235783"/><text:span text:style-name="T4">6.3. </text:span>Discussion<text:bookmark-end text:name="__RefHeading__2161_622235783"/></text:h>
            </text:list-header>
          </text:list>
        </text:list-item>
      </text:list>
      <text:p text:style-name="P31">Following the NDN architecture, it is the responsibility of each node to ensure that its requests are received, and this is what DTNx aims to focus on. It increases the rate at which those Interests are sent in order to improve the chances that a communication link is available within a shorter window of opportunity.{ The increase in frequency can also be more measured depending on other algorithms or calculations (i.e. Bus routes, etc)}</text:p>
      <text:p text:style-name="P31">{move this to discussion?} In this case, the data was retrieved with one less Interest than experiment 4a and much quicker as it is already cached locally. Despite there being no direct route between A and C when the first 2 Interests are sent by the application, it is still possible to retrieve the data through B because the increase in frequency of DTNx retransmission requests results in a higher probability for the window in which a link between 2 of the nodes is up can be taken advantage of.</text:p>
      <text:p text:style-name="P31">These experiments illustrate CCNx behavior in both DTN and opportunistic environments.</text:p>
      <text:list xml:id="list767619077" text:continue-numbering="true" text:style-name="Outline">
        <text:list-item>
          <text:list>
            <text:list-header>
              <text:h text:style-name="Heading_20_2" text:outline-level="2" text:is-list-header="true"><text:bookmark-start text:name="__RefHeading__2163_622235783"/><text:span text:style-name="T4">6.4. </text:span>Conclusion<text:bookmark-end text:name="__RefHeading__2163_622235783"/></text:h>
            </text:list-header>
          </text:list>
        </text:list-item>
      </text:list>
      <text:p text:style-name="P31">{ This Interest caching mechanism can also be added to CCND directly }</text:p>
      <text:p text:style-name="Standard"><text:bookmark-start text:name="__RefHeading__170_1453258646"/><text:span text:style-name="T4">7. </text:span>A real application: Delay/Disruption Tolerant Gaming Platform (DTGP)<text:bookmark-end text:name="__RefHeading__170_1453258646"/></text:p>
      <text:p text:style-name="P2">To complement the basic simulations run that test CCNx behavior in a Challenged Network setting, an implementation of TicTacToe was developed to evaluate its capability and usability for use in real applications. The main requirements for designing such a game was that it must conform with the CCNx publish/subscribe interest-driven model and satisfy both conditions of location independence and disruption tolerance. </text:p>
      <text:p text:style-name="P2">The game is built on top of a framework that utilizes CCNx and can potentially be adapted for other similar turn-based games. The framework, named DTGP, depends on two main generalization APIs. Firstly, the network API which is designed around two basic operations: get and put. These simple operations abstract the underlying network architecture while maintaining the basic principles of an ICN. Secondly, the application API which allows simplifies dependencies between the game and the network layer to basic functionality such as initialization, running, and terminating. It is up to the game to implement each of these functions by applying the game logic in conjunction with the network API. </text:p>
      <text:p text:style-name="P2"><text:soft-page-break/>The result is a game that runs on top of CCNx without requiring much understanding from the developer about the details of an ICN, yet can still function in a Challenged Network setting. It should also be noted that while the network API used may also theoretically be used with a TCP/IP network, this has not been tested. </text:p>
      <text:p text:style-name="P2">{ Actually, not so sure about CCNx being Delay tolerant or is this something intrinsically related to the application design (ie. Turn based) }</text:p>
      <text:p text:style-name="P2"/>
      <text:list xml:id="list2173071032" text:continue-list="list1467134004" text:style-name="Outline">
        <text:list-item>
          <text:list>
            <text:list-header>
              <text:h text:style-name="Heading_20_2" text:outline-level="2" text:is-list-header="true"><text:bookmark-start text:name="__RefHeading__2165_622235783"/><text:span text:style-name="T5">7.1. </text:span>Framework Design<text:bookmark-end text:name="__RefHeading__2165_622235783"/></text:h>
            </text:list-header>
          </text:list>
        </text:list-item>
      </text:list>
      <text:p text:style-name="P2">For simplicity, we assume only one two player game of TicTacToe, but the framework allows more than one simultaneous game at a time. There are two players: A and B which have no prior knowledge of each other except for being on the CCNx network at some point in space and time. </text:p>
      <text:p text:style-name="P2">Assume that B starts running game first, and continuously sends an Interest message to request a new game with a unique ID. Player A starts the game also starts sending an Interest message to request a new game. Due to link state and other factors, the Interests from B reach A before the ones from A reach B. As a result, A will stop sending Interests, create a new game object/instance and send it as a Content Object back to B. When B receives the Data message as a response, no more Interests are sent. The Content Object is unpacked and the player marks theirself as being in an active game to ignore any new game requests. </text:p>
      <text:p text:style-name="P2">In this instance, player B gets to play first (simply a poor man's coin toss because they won the Interest race), so immediately after sending the game state back, A will send an Interest request asking for Move #1. Player B receives the Interest message and sends the newly encoded game state with Move #1 encoded in the CO. Player A receives the CO, unpacks it and updates its game state accordingly. After B sends the CO that contains Move #1, it will also start sending Interest messages asking for Move #2. This continues until the game reaches a final state and both nodes are then free to start or join a new game.</text:p>
      <text:p text:style-name="P2">A number of aspects of the design relevant to the principles of the underlying architecture are visited below in more detail.</text:p>
      <text:list xml:id="list1401787922" text:continue-numbering="true" text:style-name="Outline">
        <text:list-item>
          <text:list>
            <text:list-header>
              <text:h text:style-name="Heading_20_2" text:outline-level="2" text:is-list-header="true"><text:bookmark-start text:name="__RefHeading__2167_622235783"/><text:span text:style-name="T5">7.2. </text:span>Bootstrapping: Discovery and Initialization<text:bookmark-end text:name="__RefHeading__2167_622235783"/></text:h>
            </text:list-header>
          </text:list>
        </text:list-item>
      </text:list>
      <text:p text:style-name="P2">As is the case with any decentralized design, bootstrapping is always a challenge. In this case, the characteristics of the underlying ICN architecture are taken advantage of and an opportunistic approach is followed for nodes to locate others. Following the CCNx protocol, Interest messages are used as a request mechanism when a node wants to join or start a new game. Player A sends out a request for ccnx:/uu/core/games/ttt/new/&lt;gameid&gt;, where &lt;gameid&gt; represents a unique pseudo-random number. Nodes active on the network that want to play TicTacToe passively listen for Interest requests with a prefix of ccnx:/uu/core/games/ttt/new. The &lt;gameid&gt; portion of the URI is parsed and used to label and a new game instance, which is then sent back to the requester. This process is followed by all active nodes on the network that want to join the game. Each node will continue to send Interest requests and listen for the prefix until a corresponding Content Object that contains a game instance with that gameid is received indicating that a game session has been initiated between those two players. At that point, <text:s/>Interest messages are no longer sent and the new game prefix is no longer monitored by either of those nodes. Once a game is terminated, the nodes return to their original state of discovery.</text:p>
      <text:p text:style-name="P2">This initialization process guarantees that opponents will eventually be located because all nodes interested in the same game are actively advertising their requests and that the underlying architecture provides assurances that these requests get routed through reachable intermediate CCNx nodes despite <text:soft-page-break/>there not necessarily being a direct path between end nodes.</text:p>
      <text:p text:style-name="P2"/>
      <text:list xml:id="list514012848" text:continue-numbering="true" text:style-name="Outline">
        <text:list-item>
          <text:list>
            <text:list-header>
              <text:h text:style-name="Heading_20_2" text:outline-level="2" text:is-list-header="true"><text:bookmark-start text:name="__RefHeading__2169_622235783"/><text:span text:style-name="T5">7.3. </text:span>Addressing and Routing<text:bookmark-end text:name="__RefHeading__2169_622235783"/></text:h>
            </text:list-header>
          </text:list>
        </text:list-item>
      </text:list>
      <text:p text:style-name="P2">An assumption is made that addressing, including ccnx URIs, is grouped by the expected location of that data and not by content classification. This means that during the bootstrapping process, Interests are only sent to a ccnx:/uu/core/games/ttt/ as opposed to a ccnx:/games/ttt/ prefix. This simplifies the routing and forwarding mechanism as that is not the focus of this work. That prefix is added to the FIB on each CCNx node so that TicTacToe related Interests are propagated throughout to reachable nodes. </text:p>
      <text:p text:style-name="P2">Despite the use of this addressing scheme, nodes on the network have no prior knowledge of other existence of other nodes and communication is not end-to-end. Only content is requested and sent back as a response using the basic Interest and Data messages. Those messages do not specify senders or recipients, yet are forwarded based on demand. This may result in the network being flooded with requests before it is fulfilled, however, such a side effect is minimized due to the way the intermediate nodes do not send out multiple instances of the same Interest that already exists in their PIT. As demonstrated in section 4, interval and timers that control re-transmission can be configured as appropriate for the state of the network. Although not required for the chosen design, these timers may also be exploited to expire content on the network sooner than required to avoid Interest message duplication and conflicts.</text:p>
      <text:p text:style-name="P2">Game Logic and State</text:p>
      <text:p text:style-name="P2">The framework is designed it support different games, however, given the nature of the underlying ICN, turn-based games will most likely provide the best example of how tolerant the implementation is to network delays or disruptions. The game logic that runs on the platform will vary from one game to another, but still uses the basic put and get operations provided by the API. </text:p>
      <text:p text:style-name="P2">The TicTacToe implementation is based on a standard 3x3 grid version. <text:s/>Each player is prompted for their move on a turn basis. Each time an Interest request is received in the form of ccnx:/uu/core/games/ttt/&lt;gameid&gt;/move/&lt;moveid&gt;, a Content Object is sent back with the game state encoded along with the new move requested. There is local input validation for a players move, but also validation on the remote node. If player A sends back a new game state with an invalid move #2, then player B will reject that state and send a new request for a new move #3. Despite that player A will make the assumption that the request is valid and request move #3, this request is ignored. Because the players take alternating turns making moves, until player B is satisfied with the new game state, a request for a new move from player A will not be fulfilled. Player B will keep requesting moves until a valid game state is returned. The move id in this case is not sequential and cannot be correlated to the player. When the game state is evaluated to be terminal, the game will exit for both players and they are then free to join new games.</text:p>
      <text:p text:style-name="P2">A byproduct of this approach is also that a history of each game, which may be desirable if there are observers, is cached on the network in the short-term because each Interest message has a corresponding Content Object that describes a specific move.</text:p>
      <text:p text:style-name="P2"/>
      <text:list xml:id="list2132802337" text:continue-numbering="true" text:style-name="Outline">
        <text:list-item>
          <text:list>
            <text:list-header>
              <text:h text:style-name="Heading_20_2" text:outline-level="2" text:is-list-header="true"><text:bookmark-start text:name="__RefHeading__2171_622235783"/>Design alternatives<text:bookmark-end text:name="__RefHeading__2171_622235783"/></text:h>
            </text:list-header>
          </text:list>
        </text:list-item>
      </text:list>
      <text:p text:style-name="P2">There are a number of other designs that were considered, but not implemented or tested. These are provided below for reference as they try to take advantage of the CCNx protocol differently. These alternatives are presented but were not chosen as they arguably do not strictly adhere to the CCNx principles of using Interest messages for requesting information and Content Objects for supplying <text:soft-page-break/>responses.</text:p>
      <text:p text:style-name="P2"/>
      <text:list xml:id="list686584970" text:continue-numbering="true" text:style-name="Outline">
        <text:list-item>
          <text:list>
            <text:list-item>
              <text:list>
                <text:list-header>
                  <text:h text:style-name="Heading_20_3" text:outline-level="3" text:is-list-header="true"><text:bookmark-start text:name="__RefHeading__2173_622235783"/>Discovery through a centralized directory<text:bookmark-end text:name="__RefHeading__2173_622235783"/></text:h>
                  <text:list>
                    <text:list-header>
                      <text:h text:style-name="Heading_20_4" text:outline-level="4" text:is-list-header="true"><text:bookmark-start text:name="__RefHeading__2175_622235783"/>Registration<text:bookmark-end text:name="__RefHeading__2175_622235783"/></text:h>
                    </text:list-header>
                  </text:list>
                </text:list-header>
              </text:list>
            </text:list-item>
          </text:list>
        </text:list-item>
      </text:list>
      <text:p text:style-name="P2"/>
      <text:p text:style-name="P2">As an alternative to the ad-hoc mechanism implemented for discovery, another proposed mechanism uses an intermediate node to act as a “game directory” that acts as a repository for all available games listed by participants on the network.</text:p>
      <text:p text:style-name="P2">Player A wants to let the world know that they are available to play a game. The player creates a Content Object, called a game content objecct, under the name ccnx:/uu/core/games/ttt/open-games/&lt;random-game-id&gt;. This Content Object contains the name under which player A wants to receive interests related to the game. For example, </text:p>
      <text:p text:style-name="P2">ContentObject name: /uu/core/games/ttt/open-games/349057804</text:p>
      <text:p text:style-name="P2">Content: Player prefix=/vodafone/de/user1/ttt/349057804</text:p>
      <text:p text:style-name="P2">Player A listens for interests for ccnx:/uu/core/games/ttt/open-games/349057804, and for interests to ccnx:/vodafone/de/user1/ttt/349057804. In an Internet or large network setting, player A may never receive interests for that prefix, because there are no routes that point to player A for ccnx:/uu/core/games/, therefore a "game directory" is used. This directory can be thought of as a database server of open games. Player A sends a pull request to the game directory by sending an interest such as:</text:p>
      <text:p text:style-name="P2">ccnx:/uu/core/games/ttt/pull-request/#/vodafone/de/user1/ttt/349057804/game-co</text:p>
      <text:p text:style-name="P2">This interest is forwarded to the game directory. The game directory sees that this is a registration request, and identifies the part after the hash sign. It sends a dummy ACK content object back in response to the interest to signal receipt. The game directory then pulls the game content object from player A by sending an interest:</text:p>
      <text:p text:style-name="P2">ccnx:/vodafone/de/user1/ttt/349057804/game-co</text:p>
      <text:p text:style-name="P2">Player A receives this interest and sends back the game content object. Note that player A cannot send it back directly, because the game content object is called ccnx:/uu/core/games/ttt/open-games/349057804, and the request was for a prefixed of ccnx:/vodafone/de/frederik-hermans/. However, player A can still send a content object that encapsulates the game content object.</text:p>
      <text:p text:style-name="P2">When the game directory receives the content object, it imports it to its own namespace. From then onward, any node on the Internet can now retrieve the game content object ccnx:/uu/core/games/ttt/open-games/349057804.</text:p>
      <text:p text:style-name="P2">In a Challenged Network setting, the registration request may never be received, because player A has no connectivity to the game directory. In that case, player A can still receive interests <text:s/>directly for the game content object on the ccnx:/uu/core/games/ttt/open-games/349057804 URI.</text:p>
      <text:list xml:id="list1645934300" text:continue-numbering="true" text:style-name="Outline">
        <text:list-item>
          <text:list>
            <text:list-item>
              <text:list>
                <text:list-item>
                  <text:list>
                    <text:list-header>
                      <text:h text:style-name="Heading_20_4" text:outline-level="4" text:is-list-header="true"><text:bookmark-start text:name="__RefHeading__2177_622235783"/>Player Matching and Initialization <text:bookmark-end text:name="__RefHeading__2177_622235783"/></text:h>
                    </text:list-header>
                  </text:list>
                </text:list-item>
              </text:list>
            </text:list-item>
          </text:list>
        </text:list-item>
      </text:list>
      <text:p text:style-name="P2">Player B joins the network and wants to play a game of TicTacToe. Player B sends an Interest for ccnx:/uu/core/games/ttt/open-games/ and gets back a game content object. It unpacks that content object and sends out an interest for the player prefix specified in the game content object. In the above example, Player B sends out an interest as follows:</text:p>
      <text:p text:style-name="P2">ccnx:/vodafone/de/user1/ttt/349057804/start/#/twodegrees/nz/user2/ttt/349057804</text:p>
      <text:p text:style-name="P2">Player A receives this interest, and sends back either a NACK (if it has already started the game with <text:soft-page-break/>someone else), or an ACK, in which case player A and player B are considered to be active participants of game 349057804. Note that from the Interest message received, player A learns player B's prefix which follows the hash sign.</text:p>
      <text:p text:style-name="P2">While this approach is more complex, it augments the ad-hoc approach with a solution for situations where Interest message forwarding in a large network is impractical for each node to route based on published content as opposed to a well defined hierarchy. <text:s/></text:p>
      <text:p text:style-name="P2">Interests as a notification mechanism</text:p>
      <text:p text:style-name="P2">Assume that two players have successfully found one another through some discovery mechanism and have established a game with <text:s/>player A the one to make the first move. Player A sends an Interest request to player B when it has <text:s/>decided on its first move using ccnx:/playerB/&lt;gameid&gt;/&lt;gamestate&gt;. Player B replies with an ACK-type message to acknowledgment receipt of the game state. Afterwards, player B makes a move, updates the game state and sends out an interest as ccnx:/playerA/&lt;gameid&gt;/&lt;updatedgamestate&gt; addressed to playerA as a notification of the next move. Player A replies with an ACK for this Interest and the cycle continues until the game reaches a final state.</text:p>
      <text:p text:style-name="P2">This approach uses Interest messages mainly as a notification mechanism. Each Interest has its corresponding Content Object whose purpose is to serve as an acknowledgment for receiving that move. The game state is serialized and communicated as a part of the Interest message syntax making each request unique for every move as the game progresses. In this case, each player is responsible for ensuring that its own move it is received by the opponent. </text:p>
      <text:list xml:id="list811715180" text:continue-numbering="true" text:style-name="Outline">
        <text:list-item>
          <text:list>
            <text:list-item>
              <text:list>
                <text:list-item>
                  <text:list>
                    <text:list-header>
                      <text:h text:style-name="Heading_20_4" text:outline-level="4" text:is-list-header="true"><text:bookmark-start text:name="__RefHeading__2179_622235783"/>Poll driven communication<text:bookmark-end text:name="__RefHeading__2179_622235783"/></text:h>
                    </text:list-header>
                  </text:list>
                </text:list-item>
              </text:list>
            </text:list-item>
          </text:list>
        </text:list-item>
      </text:list>
      <text:p text:style-name="P2">Assume that a discovery mechanism is used for two players to identify one another. Player A acts as a host for the game and player B makes the first move. Player B sends out an Interest message in the form of ccnx:/playerA/&lt;gameid&gt;/move/&lt;i&gt;/&lt;serialized-move&gt;. This message specifies the move only as opposed to the entire game state. Player A replies with a Content Object that includes the game state with Player B's move applied to it as well the subsequent move made by Player A. When Player B receives that Content Object, a decision is made based on the new state and a the next move is made and sent in a new Interest message in the form of ccnx:/playerA/&lt;gameid&gt;/move/&lt;i+1&gt;/&lt;serialized-move&gt;. Player A will again apply this move to the game state, makes a new move, and sends a Content Object back to Player B with the new game state. This continues until the game reaches a final state.</text:p>
      <text:p text:style-name="P2">This design is differentiated by the point that one player is entrusted to host the game and maintain the game state throughout its duration. Each Interest message acts as as both as a request for a new move and a vessel for the current move. Content Objects carry the updated game state which contains moves made by the opponent. It is the responsibility of the non-hosting player to ensure that their move is sent and that a valid game state is received in response. </text:p>
      <text:p text:style-name="P2"/>
      <text:list xml:id="list433346221" text:continue-numbering="true" text:style-name="Outline">
        <text:list-item>
          <text:list>
            <text:list-header>
              <text:h text:style-name="Heading_20_2" text:outline-level="2" text:is-list-header="true"><text:bookmark-start text:name="__RefHeading__2181_622235783"/><text:soft-page-break/><text:span text:style-name="T5">7.4. </text:span>Experimentation<text:bookmark-end text:name="__RefHeading__2181_622235783"/></text:h>
              <text:list text:continue-numbering="true">
                <text:list-header>
                  <text:h text:style-name="Heading_20_3" text:outline-level="3" text:is-list-header="true"><text:bookmark-start text:name="__RefHeading__2183_622235783"/><text:span text:style-name="T5">7.4.1. </text:span>Scenario 1: No network delays or disruptions<text:bookmark-end text:name="__RefHeading__2183_622235783"/></text:h>
                  <text:h text:style-name="Heading_20_3" text:outline-level="3" text:is-list-header="true"><text:bookmark-start text:name="__RefHeading__2185_622235783"/><text:span text:style-name="T5">7.4.2. </text:span>Scenario 2: Simulated link disruptions<text:bookmark-end text:name="__RefHeading__2185_622235783"/></text:h>
                  <text:h text:style-name="P48" text:outline-level="3" text:is-list-header="true"><text:span text:style-name="T5">7.4.3. </text:span>Discussion</text:h>
                </text:list-header>
              </text:list>
            </text:list-header>
          </text:list>
        </text:list-item>
      </text:list>
      <text:h text:style-name="P43" text:outline-level="1"/>
      <text:h text:style-name="P44" text:outline-level="1"><text:span text:style-name="T9">8. </text:span>Related Work</text:h>
      <text:p text:style-name="P10"><text:span text:style-name="T43">The term </text:span><text:span text:style-name="T44">I</text:span><text:span text:style-name="T43">nformation-Centric Networking d</text:span><text:span text:style-name="T44">efine</text:span><text:span text:style-name="T43">s</text:span><text:span text:style-name="T44"> </text:span><text:span text:style-name="T43">a rather large subset of protocols that share the some fundamental </text:span><text:span text:style-name="T44">characteristics. While </text:span><text:span text:style-name="T51">separating</text:span><text:span text:style-name="T44"> information </text:span><text:span text:style-name="T43">retrieval </text:span><text:span text:style-name="T51">from </text:span><text:span text:style-name="T52">being </text:span><text:span text:style-name="T51">location</text:span><text:span text:style-name="T52"> dependent</text:span><text:span text:style-name="T51"> </text:span><text:span text:style-name="T44">is the fundamental pillar of ICNs, some approach the problem differently. This may influence the characteristics of the network and how it behaves in certain conditions, such as Challenged Networks. </text:span></text:p>
      <text:p text:style-name="P22"/>
      <text:p text:style-name="P10"><text:span text:style-name="T41">This section </text:span><text:span text:style-name="T53">looks at the broader family of Content-Centric Network protocols, of which CCNx is one implementation, and compares them to how other </text:span><text:span text:style-name="T43">Information</text:span><text:span text:style-name="T48">-Centric </text:span><text:span text:style-name="T41">protocols perform in a </text:span><text:span text:style-name="T49">C</text:span><text:span text:style-name="T41">hallenged </text:span><text:span text:style-name="T49">N</text:span><text:span text:style-name="T41">etwork environment</text:span><text:span text:style-name="T44">.</text:span><text:span text:style-name="T50"> </text:span><text:span text:style-name="T53">The differences </text:span><text:span text:style-name="T50">discuss</text:span><text:span text:style-name="T53">ed</text:span><text:span text:style-name="T50"> i</text:span><text:span text:style-name="T46">nclud</text:span><text:span text:style-name="T47">e</text:span><text:span text:style-name="T46"> </text:span><text:span text:style-name="T42">data distribution mechanisms, naming and addressing</text:span><text:span text:style-name="T45"> schemes</text:span><text:span text:style-name="T42">, routing, caching, and tolerance to mobility</text:span><text:span text:style-name="T45"> or disruption</text:span><text:span text:style-name="T42">.</text:span> <text:span text:style-name="T66">[3]</text:span></text:p>
      <text:p text:style-name="P9"/>
      <text:p text:style-name="P5"><text:span text:style-name="T11">8.</text:span><text:span text:style-name="T16">1</text:span><text:span text:style-name="T11">. </text:span><text:span text:style-name="T17">Publish-Subscribe Based Models</text:span></text:p>
      <text:p text:style-name="P11"/>
      <text:p text:style-name="P15"><text:span text:style-name="T40">The </text:span><text:span text:style-name="T15">Publish-Subscribe Internet Routing Paradigm</text:span><text:span text:style-name="T14"> (PSIRP)</text:span><text:span text:style-name="T28"> </text:span><text:span text:style-name="T55">is a publish-subscribe based protocol that </text:span><text:span text:style-name="T28">involves </text:span><text:span text:style-name="T37">source </text:span><text:span text:style-name="T28">nodes publishing content on the network. Nodes that want to receive the data must subscribe to specific content. A Rendezvous system matches the publishers with the subscribers and produce identifiers that form communication channels and forwarding routes that route data between the nodes.</text:span><text:span text:style-name="T54"> </text:span></text:p>
      <text:p text:style-name="P12"/>
      <text:p text:style-name="P15"><text:span text:style-name="T15">Network of Information </text:span><text:span text:style-name="T14">(NetInf)</text:span><text:span text:style-name="T40"> </text:span><text:span text:style-name="T55">is another publish-subscribe based protocol in which </text:span><text:span text:style-name="T40">s</text:span><text:span text:style-name="T37">ource nodes </text:span><text:span text:style-name="T29">publish objects to the network through a Name Resolution Service which also stores an associated list of network locators for that object. A request can then be sent to the NRS to retrieve the network locators through which the object can be retrieved.</text:span><text:span text:style-name="T31"> </text:span></text:p>
      <text:p text:style-name="P23"/>
      <text:p text:style-name="P15"><text:span text:style-name="T15">Data-Oriented Network Architecture </text:span><text:span text:style-name="T14">(</text:span><text:span text:style-name="T13">DONA</text:span><text:span text:style-name="T14">)</text:span><text:span text:style-name="T30"> uses a </text:span><text:span text:style-name="T31">hierarchical resolution infrastructure to authorize data that is published by nodes. A registered object is considered valid for a certain period of time and has a route associated with it to the source node. A request is propagated through the resolution infrastructure in an attempt to fulfill it </text:span><text:span text:style-name="T38">through</text:span><text:span text:style-name="T31"> the closest node </text:span><text:span text:style-name="T38">that</text:span><text:span text:style-name="T31"> has a copy of the data. Registrations can be using wildcards to force requests to a specific node without specifying one object a time. Data responses will generally be routed back along the same path the request was received.</text:span><text:span text:style-name="T32"> </text:span></text:p>
      <text:p text:style-name="P24"/>
      <text:p text:style-name="P25">[ mechanism, addressing ]</text:p>
      <text:p text:style-name="P14">The aforementioned models differ from CCN<text:span text:style-name="T65">s</text:span> as they depend on a registration or publish-subscribe mechanisms.<text:span text:style-name="T59"> T</text:span><text:span text:style-name="T57">he</text:span><text:span text:style-name="T59">y </text:span><text:span text:style-name="T57">are based on </text:span><text:span text:style-name="T55">a flat naming scheme </text:span><text:span text:style-name="T63">used for </text:span><text:span text:style-name="T55">their addressing mechanism. </text:span><text:span text:style-name="T63">With the exception of NetInf which is purely flat, the other models use a hierarchical name resolution system similar to the Internet's DNS architecture and make use of Bloom filters for improved look-up performance. T</text:span><text:span text:style-name="T55">he CCN hierarchical </text:span><text:span text:style-name="T60">prefix aggregation </text:span><text:span text:style-name="T55">model </text:span><text:span text:style-name="T63">is inherent in the architecture of the protocol </text:span><text:span text:style-name="T55">which offer</text:span><text:span text:style-name="T60">s</text:span><text:span text:style-name="T55"> </text:span><text:span text:style-name="T59">advantages</text:span><text:span text:style-name="T55"> in terms of routing performance scalability </text:span><text:span text:style-name="T39">on larger scale</text:span><text:span text:style-name="T55">d networks</text:span><text:span text:style-name="T56">.</text:span><text:span text:style-name="T59"> </text:span></text:p>
      <text:p text:style-name="P26"/>
      <text:p text:style-name="P14"><text:span text:style-name="T61">[</text:span><text:span text:style-name="T59">caching</text:span><text:span text:style-name="T61">]</text:span></text:p>
      <text:p text:style-name="P14"><text:span text:style-name="T61">I</text:span><text:span text:style-name="T57">n-network caching </text:span><text:span text:style-name="T61">is an inherent characteristic shared between the models. The request driven models follow an opportunistic method for caching data as it is seen on the network, usually as a response to a data request. Some models such as NetInf have the added ability to cache data through direct requests to the name resolution system if the requested data is registered with it. PSIRP restricts the caching to the scope of an object's rendezvous point. CCN</text:span><text:span text:style-name="T65">s</text:span><text:span text:style-name="T61"> </text:span><text:span text:style-name="T65">are</text:span><text:span text:style-name="T61"> unique in the sense that it could support a finer </text:span><text:soft-page-break/><text:span text:style-name="T61">granularity of caching based on smaller parts of a data objects that are fulfilled from different nodes on the network. Space in caches can be freed by deleting objects based on available capacity based on various factors, such as aging. These caching mechanisms are more effective </text:span><text:span text:style-name="T62">than edge network caching </text:span><text:span text:style-name="T61">as they </text:span><text:span text:style-name="T62">focus on</text:span><text:span text:style-name="T61"> active data on the network based on demand among a group of nodes as opposed to needlessly replicating data to all nodes on the network potentially wasting storage and bandwidth capacity.</text:span></text:p>
      <text:p text:style-name="P27"/>
      <text:p text:style-name="P13"><text:span text:style-name="T59">[ mobility/disruption tolerance ] </text:span><text:span text:style-name="T67"><text:s/>- add these comments as review/markup</text:span></text:p>
      <text:p text:style-name="P16"><text:span text:style-name="T64">Disruption tolerance and mobility is one of the areas that CCN</text:span><text:span text:style-name="T65">s</text:span><text:span text:style-name="T64"> stand out compared to the other publish-subscribe models. I</text:span><text:span text:style-name="T29">n </text:span><text:span text:style-name="T64">a C</text:span><text:span text:style-name="T29">hallenged </text:span><text:span text:style-name="T64">N</text:span><text:span text:style-name="T29">etwork environment where connectivity is sparse</text:span><text:span text:style-name="T64">, location transparency with respect to other nodes on the network is a crucial factor. CCN</text:span><text:span text:style-name="T65">s</text:span><text:span text:style-name="T64"> inherently support this behavior through the strategy layer that allows communication over any of the available interfaces on a node regardless of the connectivity state with the network. On the other hand, the publish-subscribe models discussed all require some form of registration with a name resolution system or rely on a common rendezvous service. These protocols suffer greatly in this regard because direct connectivity can not guaranteed. This is especially true for the relocation of source nodes that must re-register before their information objects can be retrieved on the network.</text:span><text:span text:style-name="T66"> [3]</text:span></text:p>
      <text:p text:style-name="P17"/>
      <text:p text:style-name="P6"><text:span text:style-name="T11">8.</text:span><text:span text:style-name="T16">2</text:span><text:span text:style-name="T11">. NDN</text:span><text:span text:style-name="T12"> </text:span><text:span text:style-name="T11">Protocols</text:span></text:p>
      <text:p text:style-name="P7"><text:span text:style-name="T26"><text:tab/></text:span><text:span text:style-name="T58">B</text:span><text:span text:style-name="T57">eing </text:span><text:span text:style-name="T65">a </text:span><text:span text:style-name="T57">subset of ICNs</text:span><text:span text:style-name="T10">,</text:span><text:span text:style-name="T54"> N</text:span><text:span text:style-name="T10">DN based protocols share a lot of </text:span><text:span text:style-name="T57">common </text:span><text:span text:style-name="T10">properties with CCN</text:span><text:span text:style-name="T65">s</text:span><text:span text:style-name="T10">. </text:span><text:span text:style-name="T10">BOND [dissertation] ]is a </text:span><text:span text:style-name="T18">broadcast </text:span><text:span text:style-name="T10">protocol </text:span><text:span text:style-name="T18">which is based on named data and is independent of the level of connectivity or mobility between nodes on the network. </text:span><text:span text:style-name="T19">This is similar to CCNx in that it attempts to utilize any available communications link to reach other nodes. </text:span></text:p>
      <text:p text:style-name="P6"><text:span text:style-name="T26"><text:tab/></text:span><text:span text:style-name="T21">Like CCNx, BOND is also requester initiated. Requests, which are similar to Interests, are sent for named data on the network which are then forwarded to reachable nodes until the request reaches a node on the network which holds the data. The response is used to both learn the route back to the requester as well as cache the data locally on each node along the route to fulfill future requests. Prefix matching is used to identify which requests can be satisfied or forwarded.</text:span><text:span text:style-name="T26"> Additionally, BOND maintains data structures to keep track of messages including a Distance Table, Pending Send Index, and a Cache Store, which are synonymous to the FIB, PIT, and Information Store used by CCNx, respectively.</text:span></text:p>
      <text:p text:style-name="P6"><text:span text:style-name="T26"><text:tab/></text:span><text:span text:style-name="T25">When processing request packets, </text:span><text:span text:style-name="T22">BOND considers 2 main factors</text:span><text:span text:style-name="T25"> on a per node basis</text:span><text:span text:style-name="T22">: </text:span><text:span text:style-name="T25">1) </text:span><text:span text:style-name="T54">C</text:span><text:span text:style-name="T22">an </text:span><text:span text:style-name="T25">a</text:span><text:span text:style-name="T22"> node forward</text:span><text:span text:style-name="T25"> the request</text:span><text:span text:style-name="T22">? </text:span><text:span text:style-name="T25">2) </text:span><text:span text:style-name="T54">H</text:span><text:span text:style-name="T22">ow long to </text:span><text:span text:style-name="T25">wait </text:span><text:span text:style-name="T22">before </text:span><text:span text:style-name="T25">f</text:span><text:span text:style-name="T22">orwarding the data</text:span><text:span text:style-name="T25"> back to the sender?</text:span><text:span text:style-name="T22"> The decision on whether to forward or not is based on a distance metric between the sender and the requesting node. </text:span><text:span text:style-name="T25">N</text:span><text:span text:style-name="T22">odes that are </text:span><text:span text:style-name="T25">too far </text:span><text:span text:style-name="T22">away are ineligible</text:span><text:span text:style-name="T25">. E</text:span><text:span text:style-name="T22">ligible nodes compete on whether to send the data based on a randomly based </text:span><text:span text:style-name="T23">delay</text:span><text:span text:style-name="T22"> metric to avoid collision.</text:span><text:span text:style-name="T24"> Each packet sent on the network is identified by a nonce </text:span><text:span text:style-name="T26">which is used </text:span><text:span text:style-name="T24">to </text:span><text:span text:style-name="T26">decide on whether it should respond to that request </text:span><text:span text:style-name="T24">packet seen on the network <text:s/>or ignore it.</text:span><text:span text:style-name="T26"> This is </text:span><text:span text:style-name="T35">similar to strategy and </text:span><text:span text:style-name="T33">suppression rules </text:span><text:span text:style-name="T36">that</text:span><text:span text:style-name="T26"> CCNx </text:span><text:span text:style-name="T36">employs to</text:span><text:span text:style-name="T33"> control </text:span><text:span text:style-name="T35">how responses are sent by nodes </text:span><text:span text:style-name="T36">on the network </text:span><text:span text:style-name="T35">and avoid </text:span><text:span text:style-name="T33">response duplication</text:span><text:span text:style-name="T35">. </text:span><text:span text:style-name="T34">One </text:span><text:span text:style-name="T26">difference </text:span><text:span text:style-name="T34">with flow control </text:span><text:span text:style-name="T26">is </text:span><text:span text:style-name="T34">how</text:span><text:span text:style-name="T26"> BOND nodes will explicitly acknowledge receipt of data packets to avoid unnecessary data being sent to the requesting node after it's request is satisfied. CCNx avoids this mechanism and replies on the requesting node to ignore duplicate packets.</text:span></text:p>
      <text:p text:style-name="P6"><text:span text:style-name="T26"><text:tab/>BOND classifies connectivity into connected and disconnected networks which affect its mode of operation. Nodes will react differently if they detect that they are in a disconnected network. When this mode is enabled, nodes will automatically resend packets using what is named a </text:span><text:span text:style-name="T2">replay flooding</text:span><text:span text:style-name="T26"> technique. CCNx once again takes the simpler approach and relies on the requester to ensure data is successfully retrieved with no guarantees provided by other nodes on the network.</text:span></text:p>
      <text:p text:style-name="P6"><text:soft-page-break/><text:span text:style-name="T26"><text:tab/></text:span><text:span text:style-name="T19">While </text:span><text:span text:style-name="T25">the </text:span><text:span text:style-name="T19">BOND </text:span><text:span text:style-name="T25">design </text:span><text:span text:style-name="T19">does not </text:span><text:span text:style-name="T25">mention</text:span><text:span text:style-name="T19"> the use of multiple </text:span><text:span text:style-name="T25">interfaces</text:span><text:span text:style-name="T19"> in a way that CCNx does, this functionality may be inherent in the way the broadcast mechanism works. </text:span><text:span text:style-name="T20">However, BOND explicitly use</text:span><text:span text:style-name="T26">s</text:span><text:span text:style-name="T20"> layer 2 MAC transmission </text:span><text:span text:style-name="T25">with </text:span><text:span text:style-name="T20">custom collision avoidance mechanisms and cannot run on top of higher level (TCP</text:span><text:span text:style-name="T27">/</text:span><text:span text:style-name="T20">UDP) protocols like CCNx can. While this is theoretically not a disadvantage, it limits the practical use of the protocol as it cannot be used in hybrid connected and disconnected networks that run over IP.</text:span></text:p>
      <text:p text:style-name="P28"><text:tab/>Overall, both implementations approach the problem in a very similar fashion and as a result would be expected to perform as such. The disconnected mode BOND uses will provide assurances that data delivery will continue in a challenged network environment where there are delays or link disruptions. It is possible that the more complex BOND approach for data delivery may improve performance and reduce packet redundancy, however, it is likely that it will not be much of an improvement over CCNx.</text:p>
      <text:p text:style-name="P4"/>
      <text:p text:style-name="P8">8.3. Opportunistic Network protocols</text:p>
      <text:p text:style-name="P30"><text:span text:style-name="T68"/></text:p>
      <text:p text:style-name="P30"><text:span text:style-name="T68">Another architecture commonly associated with Challenged Networks <text:s/>is Opportunistic Networking. In Opportunistic Networks, nodes use their locality to determine the best route throughout the network. When a message or packet is to be sent across the network, a node will independently determine the next hop based on the final destination. If such a hop is not immediately available, the forwarding decision is delayed until a later time. While this architecture does not guarantee speedy delivery, its flexible nature is well suited for environments where connectivity is unreliable, either due to delays or disruption.</text:span></text:p>
      <text:p text:style-name="P38"/>
      <text:p text:style-name="P42"><text:span text:style-name="T5">9. </text:span>Conclusion</text:p>
      <text:p text:style-name="P33"/>
      <text:p text:style-name="P35">NDN is a good contender for use in challenged networks?</text:p>
      <text:p text:style-name="P39">10. Future Work</text:p>
      <text:p text:style-name="P36"><text:bookmark-start text:name="__RefHeading__176_1453258646"/><text:span text:style-name="T9">11</text:span><text:span text:style-name="T5">. </text:span>References<text:bookmark-end text:name="__RefHeading__176_1453258646"/></text:p>
      <text:p text:style-name="P31">[1] http://www.ccnx.org/releases/latest/doc/technical/InterestMessage.html</text:p>
      <text:p text:style-name="Standard">[2] http://www.ccnx.org/releases/latest/doc/technical/CCNxProtocol.html</text:p>
      <text:p text:style-name="P29">[3] http://drops.dagstuhl.de/opus/volltexte/2011/2941/pdf/10492.KutscherDirk.Paper.2941.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ohit Devanagari" svg:font-family="'Lohit Devanagari'" style:font-family-generic="system"/>
    <style:font-face style:name="DejaVu Sans Mono" svg:font-family="'DejaVu Sans Mono'" style:font-family-generic="modern" style:font-pitch="fixed"/>
    <style:font-face style:name="Lohit Devanagari1"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WenQuanYi Zen Hei Sharp" svg:font-family="'WenQuanYi Zen Hei Sharp'"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default-outline-level="1" style:list-style-name="Outline" style:class="text" style:master-page-name="">
      <style:paragraph-properties fo:margin-top="0in" fo:margin-bottom="0.0835in" style:contextual-spacing="false" fo:line-height="100%" fo:hyphenation-ladder-count="no-limit" style:page-number="auto" text:number-lines="false" text:line-number="0"/>
      <style:text-properties style:font-weight-asian="normal" fo:hyphenate="false"/>
    </style:style>
    <style:style style:name="Heading_20_1" style:display-name="Heading 1" style:family="paragraph" style:parent-style-name="Heading" style:next-style-name="Text_20_body" style:default-outline-level="1" style:list-style-name="Numbering_20_1" style:class="text">
      <style:paragraph-properties fo:hyphenation-ladder-count="no-limit"/>
      <style:text-properties style:font-name="Liberation Serif1" fo:font-weight="bold" style:font-weight-asian="normal" style:font-weight-complex="bold" fo:hyphenate="false"/>
    </style:style>
    <style:style style:name="Heading_20_2" style:display-name="Heading 2" style:family="paragraph" style:parent-style-name="Heading_20_1" style:next-style-name="Text_20_body" style:default-outline-level="2" style:list-style-name="Outline" style:class="text" style:master-page-name="">
      <style:paragraph-properties fo:hyphenation-ladder-count="no-limit" style:page-number="auto" text:number-lines="true" text:line-number="0"/>
      <style:text-properties style:font-name="Liberation Serif1" fo:font-size="13pt" fo:font-style="normal"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default-outline-level="" style:list-style-name=""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Lohit Devanagari1" style:font-size-complex="10pt"/>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Outline" style:class="text">
      <style:paragraph-properties style:shadow="none" text:number-lines="true" text:line-number="0"/>
      <style:text-properties style:font-name="Liberation Serif1" fo:font-size="12pt" fo:font-weight="bold" style:font-size-asian="14pt" style:font-weight-asian="normal"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text:number-lines="false" text:line-number="0"/>
      <style:text-properties style:font-name="Liberation Serif1"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text:number-lines="false" text:line-number="0"/>
      <style:text-properties style:font-name="Liberation Serif1" fo:font-size="85%" fo:font-weight="bold" style:font-size-asian="85%" style:font-weight-asian="normal"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style:font-name="Liberation Serif1" fo:font-size="75%" fo:font-weight="bold" style:font-size-asian="75%" style:font-weight-asian="normal"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margin-left="-1.2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0.6in" fo:margin-left="-0.65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0.7in" fo:margin-left="-0.55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0.8in" fo:margin-left="-0.45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0.9in" fo:margin-left="-0.35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1in" fo:margin-left="-0.25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1.1in" fo:margin-left="-0.15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fo:text-indent="-1.2in" fo:margin-left="-0.05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Tarek</meta:initial-creator>
    <meta:creation-date>2012-10-08T17:25:00Z</meta:creation-date>
    <dc:date>2013-07-21T15:27:12</dc:date>
    <meta:editing-cycles>108</meta:editing-cycles>
    <meta:editing-duration>P40DT13H45M43S</meta:editing-duration>
    <meta:document-statistic meta:table-count="0" meta:image-count="0" meta:object-count="0" meta:page-count="29" meta:paragraph-count="352" meta:word-count="11894" meta:character-count="74593" meta:non-whitespace-character-count="62839"/>
    <meta:template xlink:type="simple" xlink:actuate="onRequest" xlink:title="" xlink:href="Normal.dotm"/>
  </office:meta>
</office:document-meta>
</file>